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5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6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7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8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2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63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4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7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74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5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76" style:family="paragraph" style:parent-style-name="Text_20_body">
      <style:text-properties officeooo:paragraph-rsid="026565f3"/>
    </style:style>
    <style:style style:name="P177" style:family="paragraph" style:parent-style-name="Standard">
      <style:paragraph-properties fo:text-align="center" style:justify-single-word="false"/>
    </style:style>
    <style:style style:name="P17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9" style:family="paragraph" style:parent-style-name="Standard" style:list-style-name="L1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8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2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3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4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6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7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188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93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94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19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19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19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19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99" style:family="paragraph" style:parent-style-name="Standard" style:list-style-name="L5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00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01" style:family="paragraph" style:parent-style-name="Standard" style:list-style-name="L8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02" style:family="paragraph" style:parent-style-name="Standard" style:list-style-name="L7" style:master-page-name="">
      <style:paragraph-properties fo:margin-left="0.82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03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en" fo:country="US" officeooo:rsid="029c1fc7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officeooo:rsid="00e22f60"/>
    </style:style>
    <style:style style:name="T42" style:family="text">
      <style:text-properties fo:language="ru" fo:country="RU" officeooo:rsid="00e07902"/>
    </style:style>
    <style:style style:name="T43" style:family="text">
      <style:text-properties fo:language="ru" fo:country="RU" officeooo:rsid="00f99873"/>
    </style:style>
    <style:style style:name="T44" style:family="text">
      <style:text-properties fo:language="ru" fo:country="RU" officeooo:rsid="014851b9"/>
    </style:style>
    <style:style style:name="T45" style:family="text">
      <style:text-properties fo:language="ru" fo:country="RU" officeooo:rsid="02236487"/>
    </style:style>
    <style:style style:name="T46" style:family="text">
      <style:text-properties fo:language="ru" fo:country="RU" officeooo:rsid="022b750d"/>
    </style:style>
    <style:style style:name="T47" style:family="text">
      <style:text-properties fo:language="ru" fo:country="RU" officeooo:rsid="022c0c5e"/>
    </style:style>
    <style:style style:name="T48" style:family="text">
      <style:text-properties fo:language="ru" fo:country="RU" officeooo:rsid="002eac18"/>
    </style:style>
    <style:style style:name="T49" style:family="text">
      <style:text-properties fo:language="ru" fo:country="RU" officeooo:rsid="014552d2"/>
    </style:style>
    <style:style style:name="T50" style:family="text">
      <style:text-properties fo:language="ru" fo:country="RU" officeooo:rsid="00daa8b5"/>
    </style:style>
    <style:style style:name="T51" style:family="text">
      <style:text-properties fo:language="ru" fo:country="RU" officeooo:rsid="00f7ad68"/>
    </style:style>
    <style:style style:name="T52" style:family="text">
      <style:text-properties fo:language="ru" fo:country="RU" officeooo:rsid="029c1fc7"/>
    </style:style>
    <style:style style:name="T53" style:family="text">
      <style:text-properties fo:language="ru" fo:country="RU" style:text-underline-style="none" officeooo:rsid="029c1fc7"/>
    </style:style>
    <style:style style:name="T54" style:family="text">
      <style:text-properties officeooo:rsid="00172148"/>
    </style:style>
    <style:style style:name="T5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6" style:family="text">
      <style:text-properties fo:color="#00cc00" fo:font-size="12pt" officeooo:rsid="003d3901" style:font-size-asian="12pt" style:font-size-complex="12pt"/>
    </style:style>
    <style:style style:name="T57" style:family="text">
      <style:text-properties officeooo:rsid="0066550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66550c" style:font-weight-asian="bold" style:font-weight-complex="bold"/>
    </style:style>
    <style:style style:name="T60" style:family="text">
      <style:text-properties fo:font-weight="bold" officeooo:rsid="00878411" style:font-weight-asian="bold" style:font-weight-complex="bold"/>
    </style:style>
    <style:style style:name="T61" style:family="text">
      <style:text-properties fo:font-weight="bold" officeooo:rsid="00ac5342" style:font-weight-asian="bold" style:font-weight-complex="bold"/>
    </style:style>
    <style:style style:name="T62" style:family="text">
      <style:text-properties fo:font-weight="bold" officeooo:rsid="00ad85bf" style:font-weight-asian="bold" style:font-weight-complex="bold"/>
    </style:style>
    <style:style style:name="T63" style:family="text">
      <style:text-properties fo:font-weight="bold" officeooo:rsid="00ae74d4" style:font-weight-asian="bold" style:font-weight-complex="bold"/>
    </style:style>
    <style:style style:name="T64" style:family="text">
      <style:text-properties fo:font-weight="bold" officeooo:rsid="024a895b" style:font-weight-asian="bold" style:font-weight-complex="bold"/>
    </style:style>
    <style:style style:name="T65" style:family="text">
      <style:text-properties fo:font-weight="bold" officeooo:rsid="0247f56c" style:font-weight-asian="bold" style:font-weight-complex="bold"/>
    </style:style>
    <style:style style:name="T66" style:family="text">
      <style:text-properties fo:font-weight="bold" officeooo:rsid="024ca784" style:font-weight-asian="bold" style:font-weight-complex="bold"/>
    </style:style>
    <style:style style:name="T67" style:family="text">
      <style:text-properties fo:font-weight="bold" officeooo:rsid="024d8a4b" style:font-weight-asian="bold" style:font-weight-complex="bold"/>
    </style:style>
    <style:style style:name="T68" style:family="text">
      <style:text-properties fo:font-weight="bold" officeooo:rsid="024ed5a3" style:font-weight-asian="bold" style:font-weight-complex="bold"/>
    </style:style>
    <style:style style:name="T69" style:family="text">
      <style:text-properties fo:font-weight="bold" officeooo:rsid="02507545" style:font-weight-asian="bold" style:font-weight-complex="bold"/>
    </style:style>
    <style:style style:name="T70" style:family="text">
      <style:text-properties fo:font-weight="bold" officeooo:rsid="002eac18" style:font-weight-asian="bold" style:font-weight-complex="bold"/>
    </style:style>
    <style:style style:name="T71" style:family="text">
      <style:text-properties officeooo:rsid="00b2cfc8"/>
    </style:style>
    <style:style style:name="T72" style:family="text">
      <style:text-properties officeooo:rsid="00cc73d3"/>
    </style:style>
    <style:style style:name="T73" style:family="text">
      <style:text-properties officeooo:rsid="00e89e27"/>
    </style:style>
    <style:style style:name="T74" style:family="text">
      <style:text-properties officeooo:rsid="011fc23e"/>
    </style:style>
    <style:style style:name="T75" style:family="text">
      <style:text-properties officeooo:rsid="00e22f60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1273d1c" style:font-weight-asian="normal" style:font-weight-complex="normal"/>
    </style:style>
    <style:style style:name="T78" style:family="text">
      <style:text-properties fo:font-weight="normal" officeooo:rsid="01276c86" style:font-weight-asian="normal" style:font-weight-complex="normal"/>
    </style:style>
    <style:style style:name="T79" style:family="text">
      <style:text-properties fo:font-weight="normal" officeooo:rsid="002eac18" style:font-weight-asian="normal" style:font-weight-complex="normal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fo:font-size="12pt" officeooo:rsid="00276561" style:font-size-asian="12pt" style:font-size-complex="12pt"/>
    </style:style>
    <style:style style:name="T82" style:family="text">
      <style:text-properties fo:font-size="12pt" officeooo:rsid="001281d3" style:font-size-asian="12pt" style:font-size-complex="12pt"/>
    </style:style>
    <style:style style:name="T83" style:family="text">
      <style:text-properties fo:font-size="12pt" officeooo:rsid="00139ce1" style:font-size-asian="12pt" style:font-size-complex="12pt"/>
    </style:style>
    <style:style style:name="T84" style:family="text">
      <style:text-properties fo:font-size="12pt" officeooo:rsid="00190ee8" style:font-size-asian="12pt" style:font-size-complex="12pt"/>
    </style:style>
    <style:style style:name="T85" style:family="text">
      <style:text-properties fo:font-size="12pt" officeooo:rsid="0014d7b6" style:font-size-asian="12pt" style:font-size-complex="12pt"/>
    </style:style>
    <style:style style:name="T86" style:family="text">
      <style:text-properties fo:font-size="12pt" officeooo:rsid="001ee40c" style:font-size-asian="12pt" style:font-size-complex="12pt"/>
    </style:style>
    <style:style style:name="T87" style:family="text">
      <style:text-properties fo:font-size="12pt" officeooo:rsid="001f84a0" style:font-size-asian="12pt" style:font-size-complex="12pt"/>
    </style:style>
    <style:style style:name="T88" style:family="text">
      <style:text-properties fo:font-size="12pt" officeooo:rsid="000c67bb" style:font-size-asian="12pt" style:font-size-complex="12pt"/>
    </style:style>
    <style:style style:name="T89" style:family="text">
      <style:text-properties fo:font-size="12pt" officeooo:rsid="002a02f0" style:font-size-asian="12pt" style:font-size-complex="12pt"/>
    </style:style>
    <style:style style:name="T90" style:family="text">
      <style:text-properties fo:font-size="12pt" officeooo:rsid="002abe3d" style:font-size-asian="12pt" style:font-size-complex="12pt"/>
    </style:style>
    <style:style style:name="T91" style:family="text">
      <style:text-properties fo:font-size="12pt" officeooo:rsid="002c967c" style:font-size-asian="12pt" style:font-size-complex="12pt"/>
    </style:style>
    <style:style style:name="T92" style:family="text">
      <style:text-properties fo:font-size="12pt" officeooo:rsid="0034ec5b" style:font-size-asian="12pt" style:font-size-complex="12pt"/>
    </style:style>
    <style:style style:name="T93" style:family="text">
      <style:text-properties fo:font-size="12pt" officeooo:rsid="002dc178" style:font-size-asian="12pt" style:font-size-complex="12pt"/>
    </style:style>
    <style:style style:name="T94" style:family="text">
      <style:text-properties fo:font-size="12pt" officeooo:rsid="0044d409" style:font-size-asian="12pt" style:font-size-complex="12pt"/>
    </style:style>
    <style:style style:name="T95" style:family="text">
      <style:text-properties fo:font-size="12pt" officeooo:rsid="00476700" style:font-size-asian="12pt" style:font-size-complex="12pt"/>
    </style:style>
    <style:style style:name="T96" style:family="text">
      <style:text-properties fo:font-size="12pt" officeooo:rsid="00484952" style:font-size-asian="12pt" style:font-size-complex="12pt"/>
    </style:style>
    <style:style style:name="T97" style:family="text">
      <style:text-properties fo:font-size="12pt" officeooo:rsid="008fc41e" style:font-size-asian="12pt" style:font-size-complex="12pt"/>
    </style:style>
    <style:style style:name="T98" style:family="text">
      <style:text-properties fo:font-size="12pt" officeooo:rsid="00a0a3b4" style:font-size-asian="12pt" style:font-size-complex="12pt"/>
    </style:style>
    <style:style style:name="T99" style:family="text">
      <style:text-properties fo:font-size="12pt" officeooo:rsid="009d1841" style:font-size-asian="12pt" style:font-size-complex="12pt"/>
    </style:style>
    <style:style style:name="T100" style:family="text">
      <style:text-properties fo:font-size="12pt" officeooo:rsid="0096efb7" style:font-size-asian="12pt" style:font-size-complex="12pt"/>
    </style:style>
    <style:style style:name="T101" style:family="text">
      <style:text-properties fo:font-size="12pt" officeooo:rsid="00c6c39e" style:font-size-asian="12pt" style:font-size-complex="12pt"/>
    </style:style>
    <style:style style:name="T102" style:family="text">
      <style:text-properties fo:font-size="12pt" officeooo:rsid="00c5297a" style:font-size-asian="12pt" style:font-size-complex="12pt"/>
    </style:style>
    <style:style style:name="T103" style:family="text">
      <style:text-properties fo:font-size="12pt" officeooo:rsid="00d71ce5" style:font-size-asian="12pt" style:font-size-complex="12pt"/>
    </style:style>
    <style:style style:name="T104" style:family="text">
      <style:text-properties fo:font-size="12pt" officeooo:rsid="00eb9d41" style:font-size-asian="12pt" style:font-size-complex="12pt"/>
    </style:style>
    <style:style style:name="T105" style:family="text">
      <style:text-properties fo:font-size="12pt" officeooo:rsid="00ed1f4e" style:font-size-asian="12pt" style:font-size-complex="12pt"/>
    </style:style>
    <style:style style:name="T106" style:family="text">
      <style:text-properties fo:font-size="12pt" officeooo:rsid="01150e77" style:font-size-asian="12pt" style:font-size-complex="12pt"/>
    </style:style>
    <style:style style:name="T107" style:family="text">
      <style:text-properties fo:font-size="12pt" officeooo:rsid="00ff7da0" style:font-size-asian="12pt" style:font-size-complex="12pt"/>
    </style:style>
    <style:style style:name="T108" style:family="text">
      <style:text-properties fo:font-size="12pt" officeooo:rsid="01025316" style:font-size-asian="12pt" style:font-size-complex="12pt"/>
    </style:style>
    <style:style style:name="T109" style:family="text">
      <style:text-properties fo:font-size="12pt" officeooo:rsid="01039219" style:font-size-asian="12pt" style:font-size-complex="12pt"/>
    </style:style>
    <style:style style:name="T110" style:family="text">
      <style:text-properties fo:font-size="12pt" officeooo:rsid="0106094c" style:font-size-asian="12pt" style:font-size-complex="12pt"/>
    </style:style>
    <style:style style:name="T111" style:family="text">
      <style:text-properties fo:font-size="12pt" officeooo:rsid="010637f0" style:font-size-asian="12pt" style:font-size-complex="12pt"/>
    </style:style>
    <style:style style:name="T112" style:family="text">
      <style:text-properties fo:font-size="12pt" officeooo:rsid="0106cff2" style:font-size-asian="12pt" style:font-size-complex="12pt"/>
    </style:style>
    <style:style style:name="T113" style:family="text">
      <style:text-properties fo:font-size="12pt" officeooo:rsid="01003c09" style:font-size-asian="12pt" style:font-size-complex="12pt"/>
    </style:style>
    <style:style style:name="T114" style:family="text">
      <style:text-properties fo:font-size="12pt" officeooo:rsid="010c0367" style:font-size-asian="12pt" style:font-size-complex="12pt"/>
    </style:style>
    <style:style style:name="T115" style:family="text">
      <style:text-properties fo:font-size="12pt" officeooo:rsid="011c25c0" style:font-size-asian="12pt" style:font-size-complex="12pt"/>
    </style:style>
    <style:style style:name="T116" style:family="text">
      <style:text-properties fo:font-size="12pt" officeooo:rsid="01663cfe" style:font-size-asian="12pt" style:font-size-complex="12pt"/>
    </style:style>
    <style:style style:name="T117" style:family="text">
      <style:text-properties fo:font-size="12pt" officeooo:rsid="016766eb" style:font-size-asian="12pt" style:font-size-complex="12pt"/>
    </style:style>
    <style:style style:name="T118" style:family="text">
      <style:text-properties fo:font-size="12pt" officeooo:rsid="016813ba" style:font-size-asian="12pt" style:font-size-complex="12pt"/>
    </style:style>
    <style:style style:name="T119" style:family="text">
      <style:text-properties fo:font-size="12pt" officeooo:rsid="016949d8" style:font-size-asian="12pt" style:font-size-complex="12pt"/>
    </style:style>
    <style:style style:name="T120" style:family="text">
      <style:text-properties fo:font-size="12pt" officeooo:rsid="016ae986" style:font-size-asian="12pt" style:font-size-complex="12pt"/>
    </style:style>
    <style:style style:name="T121" style:family="text">
      <style:text-properties fo:font-size="12pt" officeooo:rsid="016c39fa" style:font-size-asian="12pt" style:font-size-complex="12pt"/>
    </style:style>
    <style:style style:name="T122" style:family="text">
      <style:text-properties fo:font-size="12pt" officeooo:rsid="016ca117" style:font-size-asian="12pt" style:font-size-complex="12pt"/>
    </style:style>
    <style:style style:name="T123" style:family="text">
      <style:text-properties fo:font-size="12pt" officeooo:rsid="016cc997" style:font-size-asian="12pt" style:font-size-complex="12pt"/>
    </style:style>
    <style:style style:name="T124" style:family="text">
      <style:text-properties fo:font-size="12pt" officeooo:rsid="016e46ee" style:font-size-asian="12pt" style:font-size-complex="12pt"/>
    </style:style>
    <style:style style:name="T125" style:family="text">
      <style:text-properties fo:font-size="12pt" officeooo:rsid="01709361" style:font-size-asian="12pt" style:font-size-complex="12pt"/>
    </style:style>
    <style:style style:name="T126" style:family="text">
      <style:text-properties fo:font-size="12pt" officeooo:rsid="01738dd7" style:font-size-asian="12pt" style:font-size-complex="12pt"/>
    </style:style>
    <style:style style:name="T127" style:family="text">
      <style:text-properties fo:font-size="12pt" officeooo:rsid="017440b3" style:font-size-asian="12pt" style:font-size-complex="12pt"/>
    </style:style>
    <style:style style:name="T128" style:family="text">
      <style:text-properties fo:font-size="12pt" officeooo:rsid="017611c6" style:font-size-asian="12pt" style:font-size-complex="12pt"/>
    </style:style>
    <style:style style:name="T129" style:family="text">
      <style:text-properties fo:font-size="12pt" officeooo:rsid="01780d9b" style:font-size-asian="12pt" style:font-size-complex="12pt"/>
    </style:style>
    <style:style style:name="T130" style:family="text">
      <style:text-properties fo:font-size="12pt" officeooo:rsid="0178c12a" style:font-size-asian="12pt" style:font-size-complex="12pt"/>
    </style:style>
    <style:style style:name="T131" style:family="text">
      <style:text-properties fo:font-size="12pt" officeooo:rsid="017dc527" style:font-size-asian="12pt" style:font-size-complex="12pt"/>
    </style:style>
    <style:style style:name="T132" style:family="text">
      <style:text-properties fo:font-size="12pt" officeooo:rsid="01821499" style:font-size-asian="12pt" style:font-size-complex="12pt"/>
    </style:style>
    <style:style style:name="T133" style:family="text">
      <style:text-properties fo:font-size="12pt" officeooo:rsid="0183e888" style:font-size-asian="12pt" style:font-size-complex="12pt"/>
    </style:style>
    <style:style style:name="T134" style:family="text">
      <style:text-properties fo:font-size="12pt" officeooo:rsid="0184f523" style:font-size-asian="12pt" style:font-size-complex="12pt"/>
    </style:style>
    <style:style style:name="T135" style:family="text">
      <style:text-properties fo:font-size="12pt" officeooo:rsid="019983c4" style:font-size-asian="12pt" style:font-size-complex="12pt"/>
    </style:style>
    <style:style style:name="T136" style:family="text">
      <style:text-properties fo:font-size="12pt" officeooo:rsid="01a5b861" style:font-size-asian="12pt" style:font-size-complex="12pt"/>
    </style:style>
    <style:style style:name="T137" style:family="text">
      <style:text-properties fo:font-size="12pt" officeooo:rsid="01c6ec3f" style:font-size-asian="12pt" style:font-size-complex="12pt"/>
    </style:style>
    <style:style style:name="T138" style:family="text">
      <style:text-properties fo:font-size="12pt" officeooo:rsid="01c9a5e1" style:font-size-asian="12pt" style:font-size-complex="12pt"/>
    </style:style>
    <style:style style:name="T139" style:family="text">
      <style:text-properties fo:font-size="12pt" officeooo:rsid="01d92b04" style:font-size-asian="12pt" style:font-size-complex="12pt"/>
    </style:style>
    <style:style style:name="T140" style:family="text">
      <style:text-properties fo:font-size="12pt" officeooo:rsid="01dafd5a" style:font-size-asian="12pt" style:font-size-complex="12pt"/>
    </style:style>
    <style:style style:name="T141" style:family="text">
      <style:text-properties fo:font-size="12pt" officeooo:rsid="020b8594" style:font-size-asian="12pt" style:font-size-complex="12pt"/>
    </style:style>
    <style:style style:name="T142" style:family="text">
      <style:text-properties fo:font-size="12pt" officeooo:rsid="0218ec99" style:font-size-asian="12pt" style:font-size-complex="12pt"/>
    </style:style>
    <style:style style:name="T143" style:family="text">
      <style:text-properties fo:font-size="12pt" officeooo:rsid="0219ae00" style:font-size-asian="12pt" style:font-size-complex="12pt"/>
    </style:style>
    <style:style style:name="T144" style:family="text">
      <style:text-properties fo:font-size="12pt" officeooo:rsid="021b414b" style:font-size-asian="12pt" style:font-size-complex="12pt"/>
    </style:style>
    <style:style style:name="T145" style:family="text">
      <style:text-properties fo:font-size="12pt" officeooo:rsid="021c0b80" style:font-size-asian="12pt" style:font-size-complex="12pt"/>
    </style:style>
    <style:style style:name="T146" style:family="text">
      <style:text-properties fo:font-size="12pt" officeooo:rsid="021d2a26" style:font-size-asian="12pt" style:font-size-complex="12pt"/>
    </style:style>
    <style:style style:name="T147" style:family="text">
      <style:text-properties fo:font-size="12pt" officeooo:rsid="022c0c5e" style:font-size-asian="12pt" style:font-size-complex="12pt"/>
    </style:style>
    <style:style style:name="T148" style:family="text">
      <style:text-properties fo:font-size="12pt" officeooo:rsid="02326e51" style:font-size-asian="12pt" style:font-size-complex="12pt"/>
    </style:style>
    <style:style style:name="T149" style:family="text">
      <style:text-properties fo:font-size="12pt" officeooo:rsid="02375322" style:font-size-asian="12pt" style:font-size-complex="12pt"/>
    </style:style>
    <style:style style:name="T150" style:family="text">
      <style:text-properties fo:font-size="12pt" officeooo:rsid="0259ade9" style:font-size-asian="12pt" style:font-size-complex="12pt"/>
    </style:style>
    <style:style style:name="T151" style:family="text">
      <style:text-properties fo:font-size="12pt" officeooo:rsid="025a2d64" style:font-size-asian="12pt" style:font-size-complex="12pt"/>
    </style:style>
    <style:style style:name="T152" style:family="text">
      <style:text-properties fo:font-size="12pt" officeooo:rsid="025b6eaf" style:font-size-asian="12pt" style:font-size-complex="12pt"/>
    </style:style>
    <style:style style:name="T153" style:family="text">
      <style:text-properties fo:font-size="12pt" officeooo:rsid="025ccc5f" style:font-size-asian="12pt" style:font-size-complex="12pt"/>
    </style:style>
    <style:style style:name="T154" style:family="text">
      <style:text-properties fo:font-size="12pt" officeooo:rsid="025e2f59" style:font-size-asian="12pt" style:font-size-complex="12pt"/>
    </style:style>
    <style:style style:name="T155" style:family="text">
      <style:text-properties fo:font-size="12pt" officeooo:rsid="026076dd" style:font-size-asian="12pt" style:font-size-complex="12pt"/>
    </style:style>
    <style:style style:name="T156" style:family="text">
      <style:text-properties fo:font-size="12pt" officeooo:rsid="0261a986" style:font-size-asian="12pt" style:font-size-complex="12pt"/>
    </style:style>
    <style:style style:name="T157" style:family="text">
      <style:text-properties fo:font-size="12pt" officeooo:rsid="0277b170" style:font-size-asian="12pt" style:font-size-complex="12pt"/>
    </style:style>
    <style:style style:name="T158" style:family="text">
      <style:text-properties fo:font-size="12pt" officeooo:rsid="0279002f" style:font-size-asian="12pt" style:font-size-complex="12pt"/>
    </style:style>
    <style:style style:name="T159" style:family="text">
      <style:text-properties fo:font-size="12pt" officeooo:rsid="027ab3f3" style:font-size-asian="12pt" style:font-size-complex="12pt"/>
    </style:style>
    <style:style style:name="T160" style:family="text">
      <style:text-properties fo:font-size="12pt" officeooo:rsid="027e014f" style:font-size-asian="12pt" style:font-size-complex="12pt"/>
    </style:style>
    <style:style style:name="T161" style:family="text">
      <style:text-properties fo:font-size="12pt" officeooo:rsid="02812498" style:font-size-asian="12pt" style:font-size-complex="12pt"/>
    </style:style>
    <style:style style:name="T162" style:family="text">
      <style:text-properties fo:font-size="12pt" officeooo:rsid="02827e77" style:font-size-asian="12pt" style:font-size-complex="12pt"/>
    </style:style>
    <style:style style:name="T163" style:family="text">
      <style:text-properties fo:font-size="12pt" officeooo:rsid="028dd194" style:font-size-asian="12pt" style:font-size-complex="12pt"/>
    </style:style>
    <style:style style:name="T164" style:family="text">
      <style:text-properties fo:font-size="12pt" officeooo:rsid="028f9e51" style:font-size-asian="12pt" style:font-size-complex="12pt"/>
    </style:style>
    <style:style style:name="T165" style:family="text">
      <style:text-properties fo:font-size="12pt" officeooo:rsid="0291283e" style:font-size-asian="12pt" style:font-size-complex="12pt"/>
    </style:style>
    <style:style style:name="T166" style:family="text">
      <style:text-properties fo:font-size="12pt" officeooo:rsid="02944360" style:font-size-asian="12pt" style:font-size-complex="12pt"/>
    </style:style>
    <style:style style:name="T167" style:family="text">
      <style:text-properties fo:font-size="12pt" officeooo:rsid="02978bea" style:font-size-asian="12pt" style:font-size-complex="12pt"/>
    </style:style>
    <style:style style:name="T168" style:family="text">
      <style:text-properties fo:font-size="12pt" fo:language="en" fo:country="US" style:font-size-asian="12pt" style:font-size-complex="12pt"/>
    </style:style>
    <style:style style:name="T169" style:family="text">
      <style:text-properties fo:font-size="12pt" fo:language="en" fo:country="US" officeooo:rsid="0002ee08" style:font-size-asian="12pt" style:font-size-complex="12pt"/>
    </style:style>
    <style:style style:name="T170" style:family="text">
      <style:text-properties fo:font-size="12pt" fo:language="en" fo:country="US" officeooo:rsid="00042cf1" style:font-size-asian="12pt" style:font-size-complex="12pt"/>
    </style:style>
    <style:style style:name="T171" style:family="text">
      <style:text-properties fo:font-size="12pt" fo:language="en" fo:country="US" officeooo:rsid="005ec1c8" style:font-size-asian="12pt" style:font-size-complex="12pt"/>
    </style:style>
    <style:style style:name="T172" style:family="text">
      <style:text-properties fo:font-size="12pt" fo:language="en" fo:country="US" officeooo:rsid="005fc28c" style:font-size-asian="12pt" style:font-size-complex="12pt"/>
    </style:style>
    <style:style style:name="T173" style:family="text">
      <style:text-properties fo:font-size="12pt" fo:language="en" fo:country="US" officeooo:rsid="00944ddc" style:font-size-asian="12pt" style:font-size-complex="12pt"/>
    </style:style>
    <style:style style:name="T174" style:family="text">
      <style:text-properties fo:font-size="12pt" fo:language="en" fo:country="US" officeooo:rsid="00eb9d41" style:font-size-asian="12pt" style:font-size-complex="12pt"/>
    </style:style>
    <style:style style:name="T175" style:family="text">
      <style:text-properties fo:font-size="12pt" fo:language="en" fo:country="US" officeooo:rsid="01709361" style:font-size-asian="12pt" style:font-size-complex="12pt"/>
    </style:style>
    <style:style style:name="T176" style:family="text">
      <style:text-properties fo:font-size="12pt" fo:language="en" fo:country="US" officeooo:rsid="017e8f62" style:font-size-asian="12pt" style:font-size-complex="12pt"/>
    </style:style>
    <style:style style:name="T177" style:family="text">
      <style:text-properties fo:font-size="12pt" fo:language="en" fo:country="US" officeooo:rsid="0186c949" style:font-size-asian="12pt" style:font-size-complex="12pt"/>
    </style:style>
    <style:style style:name="T178" style:family="text">
      <style:text-properties fo:font-size="12pt" fo:language="en" fo:country="US" officeooo:rsid="002fbb12" style:font-size-asian="12pt" style:font-size-complex="12pt"/>
    </style:style>
    <style:style style:name="T179" style:family="text">
      <style:text-properties fo:font-size="12pt" fo:language="en" fo:country="US" officeooo:rsid="0061f44e" style:font-size-asian="12pt" style:font-size-complex="12pt"/>
    </style:style>
    <style:style style:name="T180" style:family="text">
      <style:text-properties fo:font-size="12pt" fo:language="en" fo:country="US" officeooo:rsid="006329b4" style:font-size-asian="12pt" style:font-size-complex="12pt"/>
    </style:style>
    <style:style style:name="T181" style:family="text">
      <style:text-properties fo:font-size="12pt" fo:language="en" fo:country="US" officeooo:rsid="0211072c" style:font-size-asian="12pt" style:font-size-complex="12pt"/>
    </style:style>
    <style:style style:name="T182" style:family="text">
      <style:text-properties fo:font-size="12pt" fo:language="en" fo:country="US" officeooo:rsid="0212f843" style:font-size-asian="12pt" style:font-size-complex="12pt"/>
    </style:style>
    <style:style style:name="T183" style:family="text">
      <style:text-properties fo:font-size="12pt" fo:language="en" fo:country="US" officeooo:rsid="0258ffb1" style:font-size-asian="12pt" style:font-size-complex="12pt"/>
    </style:style>
    <style:style style:name="T184" style:family="text">
      <style:text-properties fo:font-size="12pt" fo:language="en" fo:country="US" officeooo:rsid="025ccc5f" style:font-size-asian="12pt" style:font-size-complex="12pt"/>
    </style:style>
    <style:style style:name="T185" style:family="text">
      <style:text-properties fo:font-size="12pt" fo:language="en" fo:country="US" officeooo:rsid="0277b170" style:font-size-asian="12pt" style:font-size-complex="12pt"/>
    </style:style>
    <style:style style:name="T186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7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8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92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93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94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5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6" style:family="text">
      <style:text-properties fo:font-size="12pt" fo:language="en" fo:country="US" officeooo:rsid="01f739cf" style:font-size-complex="12pt"/>
    </style:style>
    <style:style style:name="T197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8" style:family="text">
      <style:text-properties fo:font-size="12pt" fo:font-weight="bol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14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6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fo:font-size="12pt" fo:background-color="transparent" loext:char-shading-value="0" style:font-size-asian="12pt" style:font-size-complex="12pt"/>
    </style:style>
    <style:style style:name="T229" style:family="text">
      <style:text-properties fo:font-size="12pt" officeooo:rsid="006af99d" fo:background-color="transparent" loext:char-shading-value="0" style:font-size-asian="12pt" style:font-size-complex="12pt"/>
    </style:style>
    <style:style style:name="T230" style:family="text">
      <style:text-properties fo:font-size="12pt" officeooo:rsid="00719929" fo:background-color="transparent" loext:char-shading-value="0" style:font-size-asian="12pt" style:font-size-complex="12pt"/>
    </style:style>
    <style:style style:name="T231" style:family="text">
      <style:text-properties fo:font-size="12pt" officeooo:rsid="00743973" fo:background-color="transparent" loext:char-shading-value="0" style:font-size-asian="12pt" style:font-size-complex="12pt"/>
    </style:style>
    <style:style style:name="T232" style:family="text">
      <style:text-properties fo:font-size="12pt" officeooo:rsid="00726e87" fo:background-color="transparent" loext:char-shading-value="0" style:font-size-asian="12pt" style:font-size-complex="12pt"/>
    </style:style>
    <style:style style:name="T233" style:family="text">
      <style:text-properties fo:font-size="12pt" officeooo:rsid="007a2a40" fo:background-color="transparent" loext:char-shading-value="0" style:font-size-asian="12pt" style:font-size-complex="12pt"/>
    </style:style>
    <style:style style:name="T234" style:family="text">
      <style:text-properties fo:font-size="12pt" officeooo:rsid="00692a5b" fo:background-color="transparent" loext:char-shading-value="0" style:font-size-asian="12pt" style:font-size-complex="12pt"/>
    </style:style>
    <style:style style:name="T235" style:family="text">
      <style:text-properties fo:font-size="12pt" officeooo:rsid="01dc0478" fo:background-color="transparent" loext:char-shading-value="0" style:font-size-asian="12pt" style:font-size-complex="12pt"/>
    </style:style>
    <style:style style:name="T236" style:family="text">
      <style:text-properties fo:font-size="12pt" officeooo:rsid="022633e1" fo:background-color="transparent" loext:char-shading-value="0" style:font-size-asian="12pt" style:font-size-complex="12pt"/>
    </style:style>
    <style:style style:name="T237" style:family="text">
      <style:text-properties fo:font-size="12pt" officeooo:rsid="02493f6b" fo:background-color="transparent" loext:char-shading-value="0" style:font-size-asian="12pt" style:font-size-complex="12pt"/>
    </style:style>
    <style:style style:name="T23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9" style:family="text">
      <style:text-properties fo:font-size="12pt" fo:font-style="italic" style:font-style-asian="italic" style:font-size-complex="12pt" style:font-style-complex="italic"/>
    </style:style>
    <style:style style:name="T240" style:family="text">
      <style:text-properties fo:font-size="12pt" fo:font-style="italic" officeooo:rsid="01f15f2e" style:font-style-asian="italic" style:font-size-complex="12pt" style:font-style-complex="italic"/>
    </style:style>
    <style:style style:name="T241" style:family="text">
      <style:text-properties fo:font-size="12pt" fo:background-color="#e6e6ff" loext:char-shading-value="0" style:font-size-asian="12pt" style:font-size-complex="12pt"/>
    </style:style>
    <style:style style:name="T242" style:family="text">
      <style:text-properties fo:font-size="12pt" officeooo:rsid="027571e4" fo:background-color="#e6e6ff" loext:char-shading-value="0" style:font-size-asian="12pt" style:font-size-complex="12pt"/>
    </style:style>
    <style:style style:name="T243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7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8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9" style:family="text">
      <style:text-properties fo:font-size="12pt" style:font-size-complex="12pt"/>
    </style:style>
    <style:style style:name="T250" style:family="text">
      <style:text-properties fo:font-size="12pt" officeooo:rsid="01da65fb" style:font-size-complex="12pt"/>
    </style:style>
    <style:style style:name="T251" style:family="text">
      <style:text-properties fo:font-size="12pt" officeooo:rsid="01e8ceba" style:font-size-complex="12pt"/>
    </style:style>
    <style:style style:name="T252" style:family="text">
      <style:text-properties fo:font-size="12pt" officeooo:rsid="01ea9293" style:font-size-complex="12pt"/>
    </style:style>
    <style:style style:name="T253" style:family="text">
      <style:text-properties fo:font-size="12pt" officeooo:rsid="01eaae99" style:font-size-complex="12pt"/>
    </style:style>
    <style:style style:name="T254" style:family="text">
      <style:text-properties fo:font-size="12pt" officeooo:rsid="01ee886c" style:font-size-complex="12pt"/>
    </style:style>
    <style:style style:name="T255" style:family="text">
      <style:text-properties fo:font-size="12pt" officeooo:rsid="01f15f2e" style:font-size-complex="12pt"/>
    </style:style>
    <style:style style:name="T256" style:family="text">
      <style:text-properties fo:font-size="12pt" officeooo:rsid="01f5e9c7" style:font-size-complex="12pt"/>
    </style:style>
    <style:style style:name="T257" style:family="text">
      <style:text-properties fo:font-size="12pt" officeooo:rsid="01f739cf" style:font-size-complex="12pt"/>
    </style:style>
    <style:style style:name="T258" style:family="text">
      <style:text-properties fo:font-size="12pt" officeooo:rsid="0203347e" style:font-size-complex="12pt"/>
    </style:style>
    <style:style style:name="T259" style:family="text">
      <style:text-properties fo:font-size="12pt" officeooo:rsid="0205fafe" style:font-size-complex="12pt"/>
    </style:style>
    <style:style style:name="T260" style:family="text">
      <style:text-properties fo:font-size="12pt" officeooo:rsid="0207ca85" style:font-size-complex="12pt"/>
    </style:style>
    <style:style style:name="T261" style:family="text">
      <style:text-properties fo:font-size="12pt" officeooo:rsid="020b52f8" style:font-size-complex="12pt"/>
    </style:style>
    <style:style style:name="T262" style:family="text">
      <style:text-properties fo:font-size="12pt" officeooo:rsid="020f53de" style:font-size-complex="12pt"/>
    </style:style>
    <style:style style:name="T263" style:family="text">
      <style:text-properties officeooo:rsid="0148ff9d"/>
    </style:style>
    <style:style style:name="T264" style:family="text">
      <style:text-properties officeooo:rsid="019d2bc8"/>
    </style:style>
    <style:style style:name="T265" style:family="text">
      <style:text-properties officeooo:rsid="019d84ad"/>
    </style:style>
    <style:style style:name="T266" style:family="text">
      <style:text-properties officeooo:rsid="019df128"/>
    </style:style>
    <style:style style:name="T267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68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69" style:family="text">
      <style:text-properties fo:background-color="transparent" loext:char-shading-value="0"/>
    </style:style>
    <style:style style:name="T270" style:family="text">
      <style:text-properties officeooo:rsid="017a0437" fo:background-color="transparent" loext:char-shading-value="0"/>
    </style:style>
    <style:style style:name="T271" style:family="text">
      <style:text-properties officeooo:rsid="017d745b" fo:background-color="transparent" loext:char-shading-value="0"/>
    </style:style>
    <style:style style:name="T272" style:family="text">
      <style:text-properties officeooo:rsid="022c0c5e" fo:background-color="transparent" loext:char-shading-value="0"/>
    </style:style>
    <style:style style:name="T273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74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75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76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77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78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79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80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81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82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83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284" style:family="text">
      <style:text-properties officeooo:rsid="01f15f2e"/>
    </style:style>
    <style:style style:name="T285" style:family="text">
      <style:text-properties officeooo:rsid="02172e32"/>
    </style:style>
    <style:style style:name="T286" style:family="text">
      <style:text-properties officeooo:rsid="021f2a99"/>
    </style:style>
    <style:style style:name="T287" style:family="text">
      <style:text-properties officeooo:rsid="02226c11"/>
    </style:style>
    <style:style style:name="T288" style:family="text">
      <style:text-properties officeooo:rsid="02236487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officeooo:rsid="02275c1b" style:font-style-asian="italic" style:font-style-complex="italic"/>
    </style:style>
    <style:style style:name="T29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93" style:family="text">
      <style:text-properties officeooo:rsid="022a9f8f"/>
    </style:style>
    <style:style style:name="T294" style:family="text">
      <style:text-properties officeooo:rsid="022af5d7"/>
    </style:style>
    <style:style style:name="T295" style:family="text">
      <style:text-properties officeooo:rsid="022b750d"/>
    </style:style>
    <style:style style:name="T296" style:family="text">
      <style:text-properties officeooo:rsid="022c0c5e"/>
    </style:style>
    <style:style style:name="T297" style:family="text">
      <style:text-properties officeooo:rsid="022d0785"/>
    </style:style>
    <style:style style:name="T298" style:family="text">
      <style:text-properties officeooo:rsid="022d2026"/>
    </style:style>
    <style:style style:name="T299" style:family="text">
      <style:text-properties officeooo:rsid="02326e51"/>
    </style:style>
    <style:style style:name="T300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01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02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03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04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05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06" style:family="text">
      <style:text-properties officeooo:rsid="0247f56c"/>
    </style:style>
    <style:style style:name="T307" style:family="text">
      <style:text-properties officeooo:rsid="0252841a"/>
    </style:style>
    <style:style style:name="T308" style:family="text">
      <style:text-properties officeooo:rsid="0258ffb1"/>
    </style:style>
    <style:style style:name="T309" style:family="text">
      <style:text-properties officeooo:rsid="002eac18"/>
    </style:style>
    <style:style style:name="T310" style:family="text">
      <style:text-properties officeooo:rsid="001b765e"/>
    </style:style>
    <style:style style:name="T311" style:family="text">
      <style:text-properties officeooo:rsid="0032a574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032a574" style:font-style-asian="normal" style:font-style-complex="normal"/>
    </style:style>
    <style:style style:name="T314" style:family="text">
      <style:text-properties officeooo:rsid="01273d1c"/>
    </style:style>
    <style:style style:name="T315" style:family="text">
      <style:text-properties officeooo:rsid="026a27e7"/>
    </style:style>
    <style:style style:name="T316" style:family="text">
      <style:text-properties officeooo:rsid="026b7e84"/>
    </style:style>
    <style:style style:name="T317" style:family="text">
      <style:text-properties officeooo:rsid="02737ffa"/>
    </style:style>
    <style:style style:name="T318" style:family="text">
      <style:text-properties officeooo:rsid="02774fb2"/>
    </style:style>
    <style:style style:name="T319" style:family="text">
      <style:text-properties officeooo:rsid="029c1fc7"/>
    </style:style>
    <style:style style:name="T320" style:family="text">
      <style:text-properties style:text-underline-style="solid" style:text-underline-width="auto" style:text-underline-color="font-color"/>
    </style:style>
    <style:style style:name="T321" style:family="text">
      <style:text-properties style:text-underline-style="solid" style:text-underline-width="auto" style:text-underline-color="font-color" officeooo:rsid="029c1fc7"/>
    </style:style>
    <style:style style:name="T322" style:family="text">
      <style:text-properties style:text-underline-style="solid" style:text-underline-width="auto" style:text-underline-color="font-color" officeooo:rsid="029c9130"/>
    </style:style>
    <style:style style:name="T323" style:family="text">
      <style:text-properties style:text-underline-style="none"/>
    </style:style>
    <style:style style:name="T324" style:family="text">
      <style:text-properties style:text-underline-style="none" officeooo:rsid="029c1fc7"/>
    </style:style>
    <style:style style:name="T325" style:family="text">
      <style:text-properties style:text-underline-style="none" officeooo:rsid="029c9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57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8"><text:span text:style-name="T179">This is a level </text:span><text:span text:style-name="T181">map</text:span><text:span text:style-name="T179"> </text:span><text:span text:style-name="T182">TEXT file</text:span><text:span text:style-name="T180">. All parameters are written line by line without </text:span><text:span text:style-name="T183">any</text:span><text:span text:style-name="T180"> blank lines.</text:span></text:p>
      <text:p text:style-name="P1"/>
      <text:p text:style-name="P68"><text:span text:style-name="Descr_5f_ttl2">Introduction</text:span></text:p>
      <text:p text:style-name="P27"><text:span text:style-name="T70">Standard</text:span><text:span text:style-name="T58"> parameters</text:span><text:span text:style-name="T40">:</text:span></text:p>
      <text:p text:style-name="P31"><text:span text:style-name="T309">Standard</text:span> size of one block<text:tab/>3<text:span text:style-name="T72">2</text:span>x3<text:span text:style-name="T72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310">25 blocks</text:span></text:p>
      <text:p text:style-name="P50"><text:span text:style-name="T10">H</text:span><text:span text:style-name="T54">eight of screen<text:tab/></text:span><text:span text:style-name="T15">60</text:span><text:span text:style-name="T34">0</text:span><text:span text:style-name="T15"> pixels </text:span><text:span text:style-name="T17">(</text:span><text:span text:style-name="T74">19 </text:span><text:span text:style-name="T34">blocks without 8 pixels</text:span><text:span text:style-name="T17">)</text:span></text:p>
      <text:p text:style-name="P51"><text:span text:style-name="T10">W</text:span><text:span text:style-name="T54">idth of screen<text:tab/></text:span><text:span text:style-name="T9">8</text:span><text:span text:style-name="T54">00 </text:span><text:span text:style-name="T16">pixels </text:span><text:span text:style-name="T17">(</text:span><text:span text:style-name="T34">25</text:span><text:span text:style-name="T74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5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3"><text:span text:style-name="Descr_5f_ttl2"><text:span text:style-name="T285">Default s</text:span></text:span><text:span text:style-name="Descr_5f_ttl2">ection </text:span><text:span text:style-name="Descr_5f_ttl2"><text:span text:style-name="T28">positions</text:span></text:span></text:p>
      <text:p text:style-name="P143"><text:span text:style-name="Descr_5f_ttl2"/></text:p>
      <text:p text:style-name="P41"><text:span text:style-name="T60">(</text:span><text:span text:style-name="T7">Section Center</text:span><text:span text:style-name="T60">)<text:tab/></text:span><text:span text:style-name="T63">Section <text:s/></text:span><text:span text:style-name="T61">(X </text:span><text:span text:style-name="T6">and</text:span><text:span text:style-name="T61"> Y axis </text:span><text:span text:style-name="T62">ranges</text:span><text:span text:style-name="T61">) </text:span></text:p>
      <text:p text:style-name="P121"><text:span text:style-name="T57">-200000<text:tab/></text:span><text:span text:style-name="T59">01</text:span><text:span text:style-name="T57"> (-190000 : -219999)</text:span></text:p>
      <text:p text:style-name="P121"><text:span text:style-name="T57">-180000<text:tab/></text:span><text:span text:style-name="T59">02</text:span><text:span text:style-name="T57"> (-170000 : -189999)</text:span></text:p>
      <text:p text:style-name="P121"><text:span text:style-name="T57">-160000<text:tab/></text:span><text:span text:style-name="T59">03</text:span><text:span text:style-name="T57"> (-150000 : -189999)</text:span></text:p>
      <text:p text:style-name="P121"><text:span text:style-name="T57">-140000<text:tab/></text:span><text:span text:style-name="T59">04</text:span><text:span text:style-name="T57"> (-130000 : -149999)</text:span></text:p>
      <text:p text:style-name="P121"><text:span text:style-name="T57">-120000<text:tab/></text:span><text:span text:style-name="T59">05</text:span><text:span text:style-name="T57"> (-110000 : -129999)</text:span></text:p>
      <text:p text:style-name="P121"><text:span text:style-name="T57">-100000<text:tab/></text:span><text:span text:style-name="T59">06</text:span><text:span text:style-name="T57"> (-90000 : -109999)</text:span></text:p>
      <text:p text:style-name="P121"><text:span text:style-name="T57">-80000<text:tab/></text:span><text:span text:style-name="T59">07</text:span><text:span text:style-name="T57"> (-70000 : -89999)</text:span></text:p>
      <text:p text:style-name="P121"><text:span text:style-name="T57">-60000<text:tab/></text:span><text:span text:style-name="T59">08</text:span><text:span text:style-name="T57"> (-50000 : -69999)</text:span></text:p>
      <text:p text:style-name="P121"><text:span text:style-name="T57">-40000<text:tab/></text:span><text:span text:style-name="T59">09</text:span><text:span text:style-name="T57"> (-30000 : -49999)</text:span></text:p>
      <text:p text:style-name="P121"><text:span text:style-name="T57">-20000<text:tab/></text:span><text:span text:style-name="T59">10</text:span><text:span text:style-name="T57"> (-10000 : -29999)</text:span></text:p>
      <text:p text:style-name="P121"><text:span text:style-name="T57">0000<text:tab/></text:span><text:span text:style-name="T59">11</text:span><text:span text:style-name="T57"> (9999 : -9999)</text:span></text:p>
      <text:p text:style-name="P121"><text:span text:style-name="T57">20000<text:tab/></text:span><text:span text:style-name="T59">12</text:span><text:span text:style-name="T57"> (10000 : 29999)</text:span></text:p>
      <text:p text:style-name="P121"><text:span text:style-name="T57">40000<text:tab/></text:span><text:span text:style-name="T59">13</text:span><text:span text:style-name="T57"> (30000 : 49999)</text:span></text:p>
      <text:p text:style-name="P121"><text:span text:style-name="T57">-60000<text:tab/></text:span><text:span text:style-name="T59">14</text:span><text:span text:style-name="T57"> (50000 : 69999)</text:span></text:p>
      <text:p text:style-name="P121"><text:span text:style-name="T57">80000<text:tab/></text:span><text:span text:style-name="T59">15</text:span><text:span text:style-name="T57"> (70000 : 89999)</text:span></text:p>
      <text:p text:style-name="P121"><text:span text:style-name="T57">100000<text:tab/></text:span><text:span text:style-name="T59">16</text:span><text:span text:style-name="T57"> (90000 : 109999)</text:span></text:p>
      <text:p text:style-name="P121"><text:span text:style-name="T57">120000<text:tab/></text:span><text:span text:style-name="T59">17</text:span><text:span text:style-name="T57"> (100000 : 129999)</text:span></text:p>
      <text:p text:style-name="P121"><text:span text:style-name="T57">140000<text:tab/></text:span><text:span text:style-name="T59">18</text:span><text:span text:style-name="T57"> (130000 : 149999)</text:span></text:p>
      <text:p text:style-name="P121"><text:span text:style-name="T57">160000<text:tab/></text:span><text:span text:style-name="T59">19</text:span><text:span text:style-name="T57"> (150000 : 169999)</text:span></text:p>
      <text:p text:style-name="P121"><text:span text:style-name="T57">180000<text:tab/></text:span><text:span text:style-name="T59">20</text:span><text:span text:style-name="T57"> (170000 : 189999)</text:span></text:p>
      <text:p text:style-name="P121"><text:span text:style-name="T57">200000<text:tab/></text:span><text:span text:style-name="T59">21</text:span><text:span text:style-name="T57"> (190000 : 209999)</text:span></text:p>
      <text:p text:style-name="P55"/>
      <text:list xml:id="list1195441796471992303" text:style-name="L1">
        <text:list-item>
          <text:p text:style-name="P179"><text:span text:style-name="T1">The standard</text:span><text:span text:style-name="T22"> s</text:span><text:span text:style-name="T12">ize of one section</text:span><text:span text:style-name="T42"> </text:span><text:span text:style-name="T29">zone </text:span><text:span text:style-name="T11">is </text:span><text:span text:style-name="T41">29999×29999</text:span><text:span text:style-name="T13"> pixels</text:span></text:p>
        </text:list-item>
      </text:list>
      <text:list xml:id="list8902769396155550500" text:style-name="L2">
        <text:list-item>
          <text:p text:style-name="P180"><text:span text:style-name="T11">Y is always equal to X </text:span><text:span text:style-name="T14">as Section center coordinates</text:span></text:p>
        </text:list-item>
        <text:list-item>
          <text:p text:style-name="P181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3"><text:span text:style-name="T39">For convert</text:span><text:span text:style-name="T48">ing</text:span><text:span text:style-name="T39"> from absolute coordinates to the relative of center </text:span><text:span text:style-name="T49">by</text:span><text:span text:style-name="T39"> one section:</text:span></text:p>
      <text:p text:style-name="P29"><draw:frame draw:style-name="fr3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9"><text:span text:style-name="T312">The section size and position </text:span><text:span text:style-name="T313">are defined by the position of each side of the section.<text:line-break/>height and width are calculated with a formula:</text:span><text:span text:style-name="T311"><text:line-break/>W = |L-R| <text:s text:c="7"/>H = |T-B|</text:span></text:p>
      <text:p text:style-name="P168"><draw:frame draw:style-name="fr1" draw:name="Изображение2" text:anchor-type="paragraph" svg:x="0.272cm" svg:y="0.037cm" svg:width="8.454cm" svg:height="7.13cm" draw:z-index="1"><draw:image xlink:href="Pictures/2000000900002536000021CD73D9BFEA.svm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37"><text:span text:style-name="T309">The c</text:span><text:span text:style-name="T51">oordinates of </text:span><text:span text:style-name="T309">an object's placement is set </text:span><text:span text:style-name="T51">concerning its upper left corner</text:span><text:span text:style-name="T50">:</text:span></text:p>
      <text:p text:style-name="P32"><text:span text:style-name="T43">In this example,</text:span><text:span text:style-name="T50"> </text:span><text:span text:style-name="T48">the </text:span><text:span text:style-name="T50">mushroom</text:span><text:span text:style-name="T48">'s </text:span><text:span text:style-name="T50">coordinates on </text:span><text:span text:style-name="T48">the </text:span><text:span text:style-name="T50">current section is: </text:span><text:span text:style-name="T44">X</text:span><text:span text:style-name="T50">=2150; <text:s/></text:span><text:span text:style-name="T44">Y</text:span><text:span text:style-name="T50">=2600<text:line-break/></text:span><text:span text:style-name="T43">and the block coordinates are: </text:span><text:span text:style-name="T44">X</text:span><text:span text:style-name="T43">=2150; <text:s/>Y=2632</text:span></text:p>
      <text:p text:style-name="P35"><text:span text:style-name="T314">Remember!</text:span><text:span text:style-name="T77"><text:line-break/>As the </text:span><text:span text:style-name="T78">Y</text:span><text:span text:style-name="T77"> axis is turned to move </text:span><text:span text:style-name="T79">an</text:span><text:span text:style-name="T77"> object down, it is necessary to add to </text:span><text:span text:style-name="T79">the </text:span><text:span text:style-name="T77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2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3"><draw:image xlink:href="Pictures/20000009000016D8000014FC41F609CD.svm" xlink:type="simple" xlink:show="embed" xlink:actuate="onLoad"/></draw:frame><text:line-break/></text:p>
      <text:p text:style-name="P152"><text:span text:style-name="Descr_5f_ttl2"><text:span text:style-name="T263">File Format Specification</text:span></text:span></text:p>
      <text:p text:style-name="P81">Structure</text:p>
      <text:list xml:id="list2397028850381251558" text:style-name="L3">
        <text:list-item>
          <text:p text:style-name="P194">[header]</text:p>
        </text:list-item>
        <text:list-item>
          <text:p text:style-name="P194">[section<text:span text:style-name="T265">s </text:span>settings]</text:p>
        </text:list-item>
        <text:list-item>
          <text:p text:style-name="P194">[player's start points]</text:p>
        </text:list-item>
        <text:list-item>
          <text:p text:style-name="P195">[blocks on level]</text:p>
        </text:list-item>
        <text:list-item>
          <text:p text:style-name="P195">“<text:span text:style-name="T266">next”</text:span></text:p>
        </text:list-item>
        <text:list-item>
          <text:p text:style-name="P197">[background tiles]</text:p>
        </text:list-item>
        <text:list-item>
          <text:p text:style-name="P196">“<text:span text:style-name="T266">next”</text:span></text:p>
        </text:list-item>
        <text:list-item>
          <text:p text:style-name="P198">[NPS's options]</text:p>
        </text:list-item>
        <text:list-item>
          <text:p text:style-name="P196">“<text:span text:style-name="T266">next”</text:span></text:p>
        </text:list-item>
        <text:list-item>
          <text:p text:style-name="P198">[Warps/Doors options]</text:p>
        </text:list-item>
        <text:list-item>
          <text:p text:style-name="P196">“<text:span text:style-name="T266">next”</text:span></text:p>
        </text:list-item>
        <text:list-item>
          <text:p text:style-name="P198">[Water/<text:span text:style-name="T264">Q</text:span><text:span text:style-name="T39">uicksand</text:span>]</text:p>
        </text:list-item>
        <text:list-item>
          <text:p text:style-name="P196">“<text:span text:style-name="T266">next”</text:span></text:p>
        </text:list-item>
        <text:list-item>
          <text:p text:style-name="P198">[Layers]</text:p>
        </text:list-item>
        <text:list-item>
          <text:p text:style-name="P196">“<text:span text:style-name="T266">next”</text:span></text:p>
        </text:list-item>
        <text:list-item>
          <text:p text:style-name="P198">[Events]</text:p>
        </text:list-item>
      </text:list>
      <text:p text:style-name="P173"/>
      <text:p text:style-name="P173"/>
      <text:p text:style-name="P33"/>
      <text:p text:style-name="P36">The reference designations:</text:p>
      <text:list xml:id="list3253064384444049155" text:style-name="L4">
        <text:list-item>
          <text:p text:style-name="P182"><text:span text:style-name="T308">standard</text:span> parameter</text:p>
        </text:list-item>
        <text:list-item>
          <text:p text:style-name="P186">Comment title</text:p>
        </text:list-item>
        <text:list-item>
          <text:p text:style-name="P187"><text:span text:style-name="Descr"><text:span text:style-name="T80">Comment description</text:span></text:span></text:p>
        </text:list-item>
        <text:list-item>
          <text:p text:style-name="P187"><text:span text:style-name="Descr"><text:span text:style-name="T55">loop</text:span></text:span></text:p>
        </text:list-item>
        <text:list-item>
          <text:p text:style-name="P187"><text:span text:style-name="Descr"><text:span text:style-name="T56">variable</text:span></text:span></text:p>
        </text:list-item>
        <text:list-item>
          <text:p text:style-name="P188"><text:span text:style-name="Descr_5f_special"><text:span text:style-name="T241">Special option, us</text:span></text:span><text:span text:style-name="Descr_5f_special"><text:span text:style-name="T242">ed </text:span></text:span><text:span text:style-name="Descr_5f_special"><text:span text:style-name="T241">only under special conditions, differently is absent</text:span></text:span></text:p>
        </text:list-item>
        <text:list-item>
          <text:p text:style-name="P183">The option isn't known yet</text:p>
        </text:list-item>
        <text:list-item>
          <text:p text:style-name="P184">File format version limit</text:p>
        </text:list-item>
        <text:list-item>
          <text:p text:style-name="P185"><text:span text:style-name="Descr_5f_dtype">Data type</text:span></text:p>
        </text:list-item>
      </text:list>
      <text:p text:style-name="P102"><text:span text:style-name="Descr_5f_special"><text:span text:style-name="T80"/></text:span></text:p>
      <text:p text:style-name="P103"><text:span text:style-name="Descr_5f_special"><text:span text:style-name="T276">File format version:</text:span></text:span></text:p>
      <text:p text:style-name="P104"><text:span text:style-name="Descr_5f_special"><text:span text:style-name="T138">The version number of the file format defines data present or absent in the file.</text:span></text:span></text:p>
      <text:p text:style-name="P102"><text:span text:style-name="Descr_5f_special"><text:span text:style-name="T80"/></text:span></text:p>
      <text:p text:style-name="P159"/>
      <text:p text:style-name="P154">--<text:span text:style-name="T73">File begin</text:span>--</text:p>
      <text:p text:style-name="P122">First 3th lines <text:span text:style-name="T71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2">Parameter</text:p>
          </table:table-cell>
          <table:table-cell table:style-name="Таблица1.B1" office:value-type="string">
            <text:p text:style-name="P82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7"><text:span text:style-name="Descr_5f_dtype">(unsigned int)</text:span><text:span text:style-name="Descr"><text:span text:style-name="T142"> </text:span></text:span><text:span text:style-name="Descr"><text:span text:style-name="T137">File format number (l</text:span></text:span><text:span text:style-name="Descr"><text:span text:style-name="T139">a</text:span></text:span><text:span text:style-name="Descr"><text:span text:style-name="T137">st in SMBX is 64)</text:span></text:span></text:p>
          </table:table-cell>
        </table:table-row>
        <table:table-row>
          <table:table-cell table:style-name="Таблица1.A4" office:value-type="string">
            <text:p text:style-name="P164">0</text:p>
          </table:table-cell>
          <table:table-cell table:style-name="Таблица1.B4" office:value-type="string">
            <text:p text:style-name="P163"><text:span text:style-name="Descr_5f_dtype">(unsigned int)</text:span><text:span text:style-name="Descr"><text:span text:style-name="T142"> </text:span></text:span><text:span text:style-name="Descr"><text:span text:style-name="T80">number</text:span></text:span><text:span text:style-name="Descr"><text:span text:style-name="T176"> of stars on this level<text:tab/></text:span></text:span><text:span text:style-name="Descr"><text:span text:style-name="T277">(&gt;</text:span></text:span><text:span text:style-name="Descr"><text:span text:style-name="T278">= </text:span></text:span><text:span text:style-name="Descr"><text:span text:style-name="T279">1</text:span></text:span><text:span text:style-name="Descr"><text:span text:style-name="T280">7</text:span></text:span><text:span text:style-name="Descr"><text:span text:style-name="T277">)</text:span></text:span></text:p>
          </table:table-cell>
        </table:table-row>
        <table:table-row>
          <table:table-cell table:style-name="Таблица1.A4" office:value-type="string">
            <text:p text:style-name="P162"><text:span text:style-name="T168">"</text:span><text:span text:style-name="T169">Level name</text:span><text:span text:style-name="T168">"</text:span></text:p>
          </table:table-cell>
          <table:table-cell table:style-name="Таблица1.B4" office:value-type="string">
            <text:p text:style-name="P163"><text:span text:style-name="Descr_5f_dtype">(string)</text:span><text:span text:style-name="Descr"><text:span text:style-name="T142"> </text:span></text:span><text:span text:style-name="Descr"><text:span text:style-name="T80">Level </text:span></text:span><text:span text:style-name="Descr"><text:span text:style-name="T81">title<text:tab/></text:span></text:span><text:span text:style-name="Descr_5f_FileFormatLimit"><text:span text:style-name="T249">(&gt;=6</text:span></text:span><text:span text:style-name="Descr_5f_FileFormatLimit"><text:span text:style-name="T262">2</text:span></text:span><text:span text:style-name="Descr_5f_FileFormatLimit"><text:span text:style-name="T249">)</text:span></text:span></text:p>
          </table:table-cell>
        </table:table-row>
      </table:table>
      <text:p text:style-name="P123"><text:span text:style-name="Descr"><text:span text:style-name="T80"/></text:span></text:p>
      <text:p text:style-name="P134"><text:span text:style-name="Descr_5f_ttl"><text:span text:style-name="T80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4"><text:span text:style-name="Descr_5f_loop"><text:span text:style-name="T80">(loop 21 times) </text:span></text:span><text:span text:style-name="Descr_5f_loop"><text:span text:style-name="T243">(if &lt;</text:span></text:span><text:span text:style-name="Descr_5f_loop"><text:span text:style-name="T244">8</text:span></text:span><text:span text:style-name="Descr_5f_loop"><text:span text:style-name="T243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5"><text:span text:style-name="Descr_5f_dtype"><text:span text:style-name="T76">(long)</text:span></text:span><text:span text:style-name="Descr"><text:span text:style-name="T212"> </text:span></text:span><text:span text:style-name="Descr"><text:span text:style-name="T198">Left</text:span></text:span><text:span text:style-name="Descr"><text:span text:style-name="T80"> size (-</text:span></text:span><text:span text:style-name="Descr"><text:span text:style-name="T82">left/+right</text:span></text:span><text:span text:style-name="Descr"><text:span text:style-name="T80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9"><text:span text:style-name="Descr_5f_dtype"><text:span text:style-name="T76">(long)</text:span></text:span><text:span text:style-name="Descr"><text:span text:style-name="T245"> </text:span></text:span><text:span text:style-name="Descr"><text:span text:style-name="T198">Top</text:span></text:span><text:span text:style-name="Descr"><text:span text:style-name="T80"> size (-</text:span></text:span><text:span text:style-name="Descr"><text:span text:style-name="T83">down/+up</text:span></text:span><text:span text:style-name="Descr"><text:span text:style-name="T80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9"><text:span text:style-name="Descr_5f_dtype"><text:span text:style-name="T76">(long)</text:span></text:span><text:span text:style-name="Descr"><text:span text:style-name="T245"> </text:span></text:span><text:span text:style-name="Descr"><text:span text:style-name="T198">Bottom</text:span></text:span><text:span text:style-name="Descr"><text:span text:style-name="T80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9"><text:span text:style-name="Descr_5f_dtype"><text:span text:style-name="T76">(long)</text:span></text:span><text:span text:style-name="Descr"><text:span text:style-name="T245"> </text:span></text:span><text:span text:style-name="Descr"><text:span text:style-name="T198">Right</text:span></text:span><text:span text:style-name="Descr"><text:span text:style-name="T80"> size (full screen is -</text:span></text:span><text:span text:style-name="Descr"><text:span text:style-name="T84">199200</text:span></text:span><text:span text:style-name="Descr"><text:span text:style-name="T80"> </text:span></text:span><text:span text:style-name="Descr"><text:span text:style-name="T85">+</text:span></text:span><text:span text:style-name="Descr"><text:span text:style-name="T80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6"><text:span text:style-name="Descr_5f_dtype">(unsigned int)</text:span><text:span text:style-name="Descr"><text:span text:style-name="T142"> </text:span></text:span><text:span text:style-name="Descr"><text:span text:style-name="T80">Music number (</text:span></text:span><text:span text:style-name="Descr"><text:span text:style-name="T86">24</text:span></text:span><text:span text:style-name="Descr"><text:span text:style-name="T80"> is </text:span></text:span><text:span text:style-name="Descr"><text:span text:style-name="T87">enable custom music file</text:span></text:span><text:span text:style-name="Descr"><text:span text:style-name="T80">)</text:span></text:span></text:p>
          </table:table-cell>
        </table:table-row>
        <table:table-row>
          <table:table-cell table:style-name="Таблица2.A7" office:value-type="string">
            <text:p text:style-name="P166">16291944</text:p>
          </table:table-cell>
          <table:table-cell table:style-name="Таблица2.B7" office:value-type="string">
            <text:p text:style-name="P165"><text:span text:style-name="Descr_5f_dtype">(long)</text:span><text:span text:style-name="Descr"><text:span text:style-name="T195"> </text:span></text:span><text:span text:style-name="Descr"><text:span text:style-name="T193">Background color </text:span></text:span><text:span text:style-name="Descr_5f_special"><text:span text:style-name="T228">(In old versions editors)</text:span></text:span><text:span text:style-name="Descr"><text:span text:style-name="T193"><text:line-break/></text:span></text:span><text:span text:style-name="Descr"><text:span text:style-name="T194">[</text:span></text:span><text:span text:style-name="Descr"><text:span text:style-name="T193">0</text:span></text:span><text:span text:style-name="Descr"><text:span text:style-name="T194">]</text:span></text:span><text:span text:style-name="Descr"><text:span text:style-name="T193"> = </text:span></text:span><text:span text:style-name="Descr"><text:span text:style-name="T274">black</text:span></text:span><text:span text:style-name="Descr"><text:span text:style-name="T193">, </text:span></text:span><text:span text:style-name="Descr"><text:span text:style-name="T194">[</text:span></text:span><text:span text:style-name="Descr"><text:span text:style-name="T193">16291944</text:span></text:span><text:span text:style-name="Descr"><text:span text:style-name="T194">]</text:span></text:span><text:span text:style-name="Descr"><text:span text:style-name="T193"> = </text:span></text:span><text:span text:style-name="Descr"><text:span text:style-name="T273">blue</text:span></text:span><text:span text:style-name="Descr"><text:span text:style-name="T193">, </text:span></text:span><text:span text:style-name="Descr"><text:span text:style-name="T194">[</text:span></text:span><text:span text:style-name="Descr"><text:span text:style-name="T193">10520656</text:span></text:span><text:span text:style-name="Descr"><text:span text:style-name="T194">]</text:span></text:span><text:span text:style-name="Descr"><text:span text:style-name="T193"> = </text:span></text:span><text:span text:style-name="Descr"><text:span text:style-name="T275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7"><text:span text:style-name="Descr_5f_dtype">(bool)</text:span><text:span text:style-name="Descr"><text:span text:style-name="T142"> </text:span></text:span><text:span text:style-name="Descr"><text:span text:style-name="T80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3"> </text:span></text:span><text:span text:style-name="Descr"><text:span text:style-name="T80">enable Off </text:span></text:span><text:span text:style-name="Descr"><text:span text:style-name="T128">S</text:span></text:span><text:span text:style-name="Descr"><text:span text:style-name="T80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6"><text:span text:style-name="Descr_5f_dtype">(unsigned int)</text:span><text:span text:style-name="Descr"><text:span text:style-name="T143"> </text:span></text:span><text:span text:style-name="Descr"><text:span text:style-name="T80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92"><text:span text:style-name="Descr_5f_dtype">(bool)</text:span><text:span text:style-name="Descr"><text:span text:style-name="T144"> </text:span></text:span><text:span text:style-name="Descr"><text:span text:style-name="T80">No turn back<text:tab/></text:span></text:span><text:span text:style-name="Descr"><text:span text:style-name="T281">(&gt;=</text:span></text:span><text:span text:style-name="Descr"><text:span text:style-name="T283">1</text:span></text:span><text:span text:style-name="Descr"><text:span text:style-name="T281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4"> </text:span></text:span><text:span text:style-name="Descr"><text:span text:style-name="T80">Under water<text:tab/></text:span></text:span><text:span text:style-name="Descr"><text:span text:style-name="T281">(&gt;=</text:span></text:span><text:span text:style-name="Descr"><text:span text:style-name="T282">32</text:span></text:span><text:span text:style-name="Descr"><text:span text:style-name="T281">)</text:span></text:span></text:p>
          </table:table-cell>
        </table:table-row>
        <table:table-row>
          <table:table-cell table:style-name="Таблица2.A2" office:value-type="string">
            <text:p text:style-name="P128"><text:span text:style-name="T168">"</text:span><text:span text:style-name="T170">somefile.mp3</text:span><text:span text:style-name="T168">"</text:span></text:p>
          </table:table-cell>
          <table:table-cell table:style-name="Таблица2.B2" office:value-type="string">
            <text:p text:style-name="P128"><text:span text:style-name="Descr_5f_dtype">(string)</text:span><text:span text:style-name="Descr"><text:span text:style-name="T144"> </text:span></text:span><text:span text:style-name="Descr"><text:span text:style-name="T80">Cust</text:span></text:span><text:span text:style-name="Descr"><text:span text:style-name="T88">o</text:span></text:span><text:span text:style-name="Descr"><text:span text:style-name="T80">m music file<text:tab/></text:span></text:span><text:span text:style-name="Descr_5f_FileFormatLimit"><text:span text:style-name="T249">(&gt;=2</text:span></text:span><text:span text:style-name="Descr_5f_FileFormatLimit"><text:span text:style-name="T250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3"><text:span text:style-name="T268">(</text:span><text:span text:style-name="T267">End loop)</text:span></text:p>
          </table:table-cell>
          <table:covered-table-cell/>
        </table:table-row>
      </table:table>
      <text:p text:style-name="P193"><text:span text:style-name="Descr_5f_tip_5f_notes"><text:span text:style-name="T292">Note:</text:span></text:span><text:span text:style-name="Descr_5f_tip_5f_notes"><text:span text:style-name="T323"> Format 0 is an </text:span></text:span><text:span text:style-name="Descr_5f_tip_5f_notes"><text:span text:style-name="T320">intro.dat</text:span></text:span><text:span text:style-name="Descr_5f_tip_5f_notes"><text:span text:style-name="T323"> file of SMBX 1.0</text:span></text:span></text:p>
      <text:p text:style-name="P191"/>
      <text:p text:style-name="P133"><text:span text:style-name="Descr_5f_ttl"><text:span text:style-name="T80">Player start </text:span></text:span><text:span text:style-name="Descr_5f_ttl"><text:span text:style-name="T135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5"><text:span text:style-name="Descr_5f_dtype">(long)</text:span><text:span text:style-name="Descr"><text:span text:style-name="T144"> </text:span></text:span><text:span text:style-name="Descr"><text:span text:style-name="T80">First player Position x </text:span></text:span><text:span text:style-name="Descr"><text:span text:style-name="T89">(+left/-right)</text:span></text:span><text:span text:style-name="Descr"><text:span text:style-name="T80"> (0 –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5"><text:span text:style-name="Descr_5f_dtype">(long)</text:span><text:span text:style-name="Descr"><text:span text:style-name="T144"> </text:span></text:span><text:span text:style-name="Descr"><text:span text:style-name="T80">First player </text:span></text:span><text:span text:style-name="Descr"><text:span text:style-name="T127">Position</text:span></text:span><text:span text:style-name="Descr"><text:span text:style-name="T80"> y </text:span></text:span><text:span text:style-name="Descr"><text:span text:style-name="T90">(+up/-down) </text:span></text:span><text:span text:style-name="Descr"><text:span text:style-name="T80">(0 –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5"><text:span text:style-name="Descr_5f_dtype">(unsigned int)</text:span><text:span text:style-name="Descr"><text:span text:style-name="T144"> </text:span></text:span><text:span text:style-name="Descr"><text:span text:style-name="T125">Width of </text:span></text:span><text:span text:style-name="Descr"><text:span text:style-name="T175">character </text:span></text:span><text:span text:style-name="Descr"><text:span text:style-name="T80">(0 – is is first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6"><text:span text:style-name="Descr_5f_dtype">(unsigned int)</text:span><text:span text:style-name="Descr"><text:span text:style-name="T144"> </text:span></text:span><text:span text:style-name="Descr"><text:span text:style-name="T80">Height of character (0 – is is first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5"><text:span text:style-name="Descr_5f_dtype">(long)</text:span><text:span text:style-name="Descr"><text:span text:style-name="T144"> </text:span></text:span><text:span text:style-name="Descr"><text:span text:style-name="T80">Second player Position x (0 –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5"><text:span text:style-name="Descr_5f_dtype">(long)</text:span><text:span text:style-name="Descr"><text:span text:style-name="T144"> </text:span></text:span><text:span text:style-name="Descr"><text:span text:style-name="T80">Second player </text:span></text:span><text:span text:style-name="Descr"><text:span text:style-name="T127">Position</text:span></text:span><text:span text:style-name="Descr"><text:span text:style-name="T80"> y (0 –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5"><text:span text:style-name="Descr_5f_dtype">(unsigned int)</text:span><text:span text:style-name="Descr"><text:span text:style-name="T144"> </text:span></text:span><text:span text:style-name="Descr"><text:span text:style-name="T125">Width of </text:span></text:span><text:span text:style-name="Descr"><text:span text:style-name="T175">character </text:span></text:span><text:span text:style-name="Descr"><text:span text:style-name="T80">(0 – is is second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6"><text:span text:style-name="Descr_5f_dtype">(unsigned int)</text:span><text:span text:style-name="Descr"><text:span text:style-name="T144"> </text:span></text:span><text:span text:style-name="Descr"><text:span text:style-name="T80">Height of character (0 – is is second player poin</text:span></text:span><text:span text:style-name="Descr"><text:span text:style-name="T126">t</text:span></text:span><text:span text:style-name="Descr"><text:span text:style-name="T80"> </text:span></text:span><text:span text:style-name="Descr"><text:span text:style-name="T126">isn't set</text:span></text:span><text:span text:style-name="Descr"><text:span text:style-name="T80">)</text:span></text:span></text:p>
          </table:table-cell>
        </table:table-row>
      </table:table>
      <text:p text:style-name="P135"><text:span text:style-name="Descr"><text:span text:style-name="T80"/></text:span></text:p>
      <text:p text:style-name="P135"><text:span text:style-name="Descr"><text:span text:style-name="T80"/></text:span></text:p>
      <text:p text:style-name="P75"/>
      <text:p text:style-name="P150"><text:span text:style-name="Descr_5f_ttl"><text:span text:style-name="T80">Blocks</text:span></text:span></text:p>
      <text:p text:style-name="P75"><text:span text:style-name="Descr_5f_ttl"><text:span text:style-name="T80"/></text:span></text:p>
      <text:p text:style-name="P86"><text:span text:style-name="Descr_5f_ttl"><text:span text:style-name="T247">Description of </text:span></text:span><text:span text:style-name="Descr_5f_ttl"><text:span text:style-name="T248">the </text:span></text:span><text:span text:style-name="Descr_5f_ttl"><text:span text:style-name="T247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6"><text:span text:style-name="Descr_5f_loop"><text:span text:style-name="T80">(Loop = how </text:span></text:span><text:span text:style-name="Descr_5f_loop"><text:span text:style-name="T156">many</text:span></text:span><text:span text:style-name="Descr_5f_loop"><text:span text:style-name="T80"> blocks </text:span></text:span><text:span text:style-name="Descr_5f_loop"><text:span text:style-name="T156">are</text:span></text:span><text:span text:style-name="Descr_5f_loop"><text:span text:style-name="T80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5"> </text:span></text:span><text:span text:style-name="Descr"><text:span text:style-name="T80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6"> </text:span></text:span><text:span text:style-name="Descr"><text:span text:style-name="T80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6"> </text:span></text:span><text:span text:style-name="Descr"><text:span text:style-name="T80">Height</text:span></text:span><text:span text:style-name="T91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80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9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80">Containing NPC num</text:span></text:span><text:span text:style-name="Descr"><text:span text:style-name="T131">b</text:span></text:span><text:span text:style-name="Descr"><text:span text:style-name="T80">er </text:span></text:span><text:span text:style-name="Descr"><text:span text:style-name="T141">0 – empty, <text:line-break/></text:span></text:span><text:span text:style-name="Descr"><text:span text:style-name="T166">1</text:span></text:span><text:span text:style-name="Descr"><text:span text:style-name="T141">-99 coins, </text:span></text:span><text:span text:style-name="Descr"><text:span text:style-name="T167">or </text:span></text:span><text:span text:style-name="Descr"><text:span text:style-name="T141">1000+npc_id – NPC.<text:line-break/></text:span></text:span><text:span text:style-name="Descr"><text:span text:style-name="T213">Note:</text:span></text:span><text:span text:style-name="Descr"><text:span text:style-name="T158"> SMBX1 and SMBX2 </text:span></text:span><text:span text:style-name="Descr"><text:span text:style-name="T161">f</text:span></text:span><text:span text:style-name="Descr"><text:span text:style-name="T162">orm</text:span></text:span><text:span text:style-name="Descr"><text:span text:style-name="T161">ats </text:span></text:span><text:span text:style-name="Descr"><text:span text:style-name="T163">(&lt;18)</text:span></text:span><text:span text:style-name="Descr"><text:span text:style-name="T161"> </text:span></text:span><text:span text:style-name="Descr"><text:span text:style-name="T159">have </text:span></text:span><text:span text:style-name="Descr"><text:span text:style-name="T160">a </text:span></text:span><text:span text:style-name="Descr"><text:span text:style-name="T159">special values<text:line-break/>of <text:s/></text:span></text:span><text:span text:style-name="Descr"><text:span text:style-name="T158">NPC-</text:span></text:span><text:span text:style-name="Descr"><text:span text:style-name="T159">ID</text:span></text:span><text:span text:style-name="Descr"><text:span text:style-name="T158">: 100 =&gt; 9, 101 =&gt; 1, 102 =&gt; 14, 103 =&gt; 34, 104 =&gt; 35</text:span></text:span></text:p>
            <text:p text:style-name="P74"><text:span text:style-name="Descr"><text:span text:style-name="T164">Coin number same which in </text:span></text:span><text:span text:style-name="Descr"><text:span text:style-name="T165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80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80"> Slippery<text:tab/></text:span></text:span><text:span text:style-name="Descr_5f_FileFormatLimit"><text:span text:style-name="T249">(&gt;=6</text:span></text:span><text:span text:style-name="Descr_5f_FileFormatLimit"><text:span text:style-name="T262">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86">string</text:span></text:span><text:span text:style-name="Descr_5f_dtype">)</text:span><text:span text:style-name="Descr"><text:span text:style-name="T80"> Layer </text:span></text:span><text:span text:style-name="Descr"><text:span text:style-name="T92">nam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80">"</text:span><text:span text:style-name="T93">BlockDestroy</text:span><text:span text:style-name="T80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86">string</text:span></text:span><text:span text:style-name="Descr_5f_dtype">)</text:span><text:span text:style-name="Descr"><text:span text:style-name="T80"> Block destroy event nam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80">"</text:span><text:span text:style-name="T93">hitme</text:span><text:span text:style-name="T80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86">string</text:span></text:span><text:span text:style-name="Descr_5f_dtype">)</text:span><text:span text:style-name="Descr"><text:span text:style-name="T80"> Block hit event nam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80">"</text:span><text:span text:style-name="T93">NoMore</text:span><text:span text:style-name="T80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86">string</text:span></text:span><text:span text:style-name="Descr_5f_dtype">)</text:span><text:span text:style-name="Descr"><text:span text:style-name="T80"> "No more object in layer" event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7"><text:span text:style-name="Descr_5f_loop"><text:span text:style-name="T80">(Loop end)</text:span></text:span></text:p>
          </table:table-cell>
          <table:covered-table-cell/>
        </table:table-row>
      </table:table>
      <text:p text:style-name="P83"><text:span text:style-name="Descr_5f_ttl"><text:span text:style-name="T303">Note</text:span></text:span><text:span text:style-name="Descr_5f_ttl"><text:span text:style-name="T304">: </text:span></text:span><text:span text:style-name="Descr_5f_ttl"><text:span text:style-name="T305">A</text:span></text:span><text:span text:style-name="Descr_5f_ttl"><text:span text:style-name="T300">rray must be </text:span></text:span><text:span text:style-name="Descr_5f_tip_5f_notes">sorted</text:span><text:span text:style-name="Descr_5f_ttl"><text:span text:style-name="T300"> by x and by y;</text:span></text:span></text:p>
      <text:p text:style-name="P83"><text:span text:style-name="Descr_5f_ttl"><text:span text:style-name="T300"/></text:span></text:p>
      <text:p text:style-name="P85"><text:span text:style-name="Descr_5f_ttl"><text:span text:style-name="T94">Marker between </text:span></text:span><text:span text:style-name="Descr_5f_ttl"><text:span text:style-name="T80">Backgrounds </text:span></text:span><text:span text:style-name="Descr_5f_ttl"><text:span text:style-name="T94">an</text:span></text:span><text:span text:style-name="Descr_5f_ttl"><text:span text:style-name="T140">d</text:span></text:span><text:span text:style-name="Descr_5f_ttl"><text:span text:style-name="T94"> blocks</text:span></text:span><text:span text:style-name="Descr_5f_ttl"><text:span text:style-name="T80">:</text:span></text:span></text:p>
      <text:p text:style-name="P2">"next"</text:p>
      <text:p text:style-name="P95"><text:span text:style-name="Descr_5f_ttl"><text:span text:style-name="T80"/></text:span></text:p>
      <text:p text:style-name="P172"><text:span text:style-name="Descr_5f_ttl"><text:span text:style-name="T80"/></text:span></text:p>
      <text:p text:style-name="P156"><text:span text:style-name="Descr_5f_ttl"><text:span text:style-name="T80">Background </text:span></text:span><text:span text:style-name="Descr_5f_ttl"><text:span text:style-name="T124">objects</text:span></text:span><text:span text:style-name="Descr_5f_ttl"><text:span text:style-name="T80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7"><text:span text:style-name="Descr_5f_loop"><text:span text:style-name="T80">(Loop = ho</text:span></text:span><text:span text:style-name="Descr_5f_loop"><text:span text:style-name="T155">w many </text:span></text:span><text:span text:style-name="Descr_5f_loop"><text:span text:style-name="T95">backgrounds </text:span></text:span><text:span text:style-name="Descr_5f_loop"><text:span text:style-name="T155">are </text:span></text:span><text:span text:style-name="Descr_5f_loop"><text:span text:style-name="T80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7">long</text:span></text:span><text:span text:style-name="Descr_5f_dtype">)</text:span><text:span text:style-name="Descr"><text:span text:style-name="T80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7">long</text:span></text:span><text:span text:style-name="Descr_5f_dtype">)</text:span><text:span text:style-name="Descr"><text:span text:style-name="T80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7">unsigned int</text:span></text:span><text:span text:style-name="Descr_5f_dtype">)</text:span><text:span text:style-name="Descr"><text:span text:style-name="T80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286">string</text:span></text:span><text:span text:style-name="Descr_5f_dtype">)</text:span><text:span text:style-name="Descr"><text:span text:style-name="T80"> Layer nam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8"><text:span text:style-name="Descr_5f_loop"><text:span text:style-name="T80">(Loop end)</text:span></text:span></text:p>
          </table:table-cell>
          <table:covered-table-cell/>
        </table:table-row>
      </table:table>
      <text:p text:style-name="P84"><text:span text:style-name="Descr_5f_ttl"><text:span text:style-name="T303">Note</text:span></text:span><text:span text:style-name="Descr_5f_ttl"><text:span text:style-name="T304">: </text:span></text:span><text:span text:style-name="Descr_5f_ttl"><text:span text:style-name="T300">Array must be sorted by x and by y </text:span></text:span><text:span text:style-name="Descr_5f_ttl"><text:span text:style-name="T301">and grouped by special priory </text:span></text:span><text:span text:style-name="Descr_5f_ttl"><text:span text:style-name="T302">by ID</text:span></text:span><text:span text:style-name="Descr_5f_ttl"><text:span text:style-name="T300">;</text:span></text:span></text:p>
      <text:p text:style-name="P84"><text:span text:style-name="Descr_5f_ttl"><text:span text:style-name="T300"/></text:span></text:p>
      <text:p text:style-name="P88"><text:span text:style-name="Descr_5f_ttl"><text:span text:style-name="T94">Marker between NPC</text:span></text:span><text:span text:style-name="Descr_5f_ttl"><text:span text:style-name="T80"> </text:span></text:span><text:span text:style-name="Descr_5f_ttl"><text:span text:style-name="T94">an</text:span></text:span><text:span text:style-name="Descr_5f_ttl"><text:span text:style-name="T140">d</text:span></text:span><text:span text:style-name="Descr_5f_ttl"><text:span text:style-name="T94"> </text:span></text:span><text:span text:style-name="Descr_5f_ttl"><text:span text:style-name="T80">Backgrounds:</text:span></text:span></text:p>
      <text:p text:style-name="P3">"next"</text:p>
      <text:p text:style-name="P96"><text:span text:style-name="Descr_5f_ttl"><text:span text:style-name="T96"/></text:span></text:p>
      <text:p text:style-name="P120"/>
      <text:p text:style-name="P151"><text:span text:style-name="Descr_5f_ttl"><text:span text:style-name="T96">N</text:span></text:span><text:span text:style-name="Descr_5f_ttl"><text:span text:style-name="T154">PC</text:span></text:span><text:span text:style-name="Descr_5f_ttl"><text:span text:style-name="T96"> </text:span></text:span><text:span text:style-name="Descr_5f_ttl"><text:span text:style-name="T80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9"><text:span text:style-name="Descr_5f_loop"><text:span text:style-name="T80">(Loop = how </text:span></text:span><text:span text:style-name="Descr_5f_loop"><text:span text:style-name="T154">many </text:span></text:span><text:span text:style-name="Descr_5f_loop"><text:span text:style-name="T96">NP</text:span></text:span><text:span text:style-name="Descr_5f_loop"><text:span text:style-name="T151">C</text:span></text:span><text:span text:style-name="Descr_5f_loop"><text:span text:style-name="T96">s </text:span></text:span><text:span text:style-name="Descr_5f_loop"><text:span text:style-name="T154">are in</text:span></text:span><text:span text:style-name="Descr_5f_loop"><text:span text:style-name="T80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45">long</text:span></text:span><text:span text:style-name="Descr_5f_dtype">)</text:span><text:span text:style-name="Descr"><text:span text:style-name="T80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28"> </text:span></text:span><text:span text:style-name="Descr"><text:span text:style-name="T235">[</text:span></text:span><text:span text:style-name="Descr"><text:span text:style-name="T228">-1</text:span></text:span><text:span text:style-name="Descr"><text:span text:style-name="T235">]</text:span></text:span><text:span text:style-name="Descr"><text:span text:style-name="T228"> left, </text:span></text:span><text:span text:style-name="Descr"><text:span text:style-name="T235">[</text:span></text:span><text:span text:style-name="Descr"><text:span text:style-name="T228">0</text:span></text:span><text:span text:style-name="Descr"><text:span text:style-name="T235">]</text:span></text:span><text:span text:style-name="Descr"><text:span text:style-name="T228"> random/</text:span></text:span><text:span text:style-name="Descr"><text:span text:style-name="T234">none</text:span></text:span><text:span text:style-name="Descr"><text:span text:style-name="T228">, </text:span></text:span><text:span text:style-name="Descr"><text:span text:style-name="T235">[</text:span></text:span><text:span text:style-name="Descr"><text:span text:style-name="T228">1</text:span></text:span><text:span text:style-name="Descr"><text:span text:style-name="T235">]</text:span></text:span><text:span text:style-name="Descr"><text:span text:style-name="T228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80"> </text:span></text:span><text:span text:style-name="Descr"><text:span text:style-name="T171">NPC </text:span></text:span><text:span text:style-name="Descr"><text:span text:style-name="T172">number<text:tab/>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_5f_special"><text:span text:style-name="T228">71</text:span></text:span></text:p>
          </table:table-cell>
          <table:table-cell table:style-name="Таблица6.B6" office:value-type="string">
            <text:p text:style-name="P111"><text:span text:style-name="Descr_5f_dtype"><text:span text:style-name="T289">(</text:span></text:span><text:span text:style-name="Descr_5f_dtype"><text:span text:style-name="T24">int</text:span></text:span><text:span text:style-name="Descr_5f_dtype"><text:span text:style-name="T289">)</text:span></text:span><text:span text:style-name="Descr"><text:span text:style-name="T238"> Special option:<text:tab/></text:span></text:span><text:span text:style-name="Descr_5f_FileFormatLimit"><text:span text:style-name="T239">(&gt;=</text:span></text:span><text:span text:style-name="Descr_5f_FileFormatLimit"><text:span text:style-name="T240">10</text:span></text:span><text:span text:style-name="Descr_5f_FileFormatLimit"><text:span text:style-name="T239">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4"/></text:span></text:p>
          </table:table-cell>
          <table:table-cell table:style-name="Таблица6.B6" office:value-type="string">
            <text:p text:style-name="P105"><text:span text:style-name="Descr"><text:span text:style-name="T214">Included NPC: us</text:span></text:span><text:span text:style-name="Descr"><text:span text:style-name="T219">e</text:span></text:span><text:span text:style-name="Descr"><text:span text:style-name="T220">d</text:span></text:span><text:span text:style-name="Descr"><text:span text:style-name="T219"> only if the </text:span></text:span><text:span text:style-name="Descr"><text:span text:style-name="T214">N</text:span></text:span><text:span text:style-name="Descr"><text:span text:style-name="T218">PC</text:span></text:span><text:span text:style-name="Descr"><text:span text:style-name="T214"> is<text:tab/>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28"/></text:span></text:p>
          </table:table-cell>
          <table:table-cell table:style-name="Таблица6.B6" office:value-type="string">
            <text:p text:style-name="P106"><text:span text:style-name="Descr"><text:span text:style-name="T228">Buuble</text:span></text:span><text:span text:style-name="Descr"><text:span text:style-name="T224">(283)</text:span></text:span><text:span text:style-name="Descr"><text:span text:style-name="T228">/Burred</text:span></text:span><text:span text:style-name="Descr"><text:span text:style-name="T225">(91)</text:span></text:span><text:span text:style-name="Descr"><text:span text:style-name="T228">/Lakitu</text:span></text:span><text:span text:style-name="Descr"><text:span text:style-name="T226">(284)</text:span></text:span><text:span text:style-name="Descr"><text:span text:style-name="T228">/Egg</text:span></text:span><text:span text:style-name="Descr"><text:span text:style-name="T227">(9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8"/></text:span></text:p>
          </table:table-cell>
          <table:table-cell table:style-name="Таблица6.B6" office:value-type="string">
            <text:p text:style-name="P107"><text:span text:style-name="Descr"><text:span text:style-name="T215">CoopaTroopa </text:span></text:span><text:span text:style-name="Descr"><text:span text:style-name="T217">algorithm</text:span></text:span><text:span text:style-name="Descr"><text:span text:style-name="T215">: </text:span></text:span><text:span text:style-name="Descr"><text:span text:style-name="T223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9"/></text:span></text:p>
          </table:table-cell>
          <table:table-cell table:style-name="Таблица6.B6" office:value-type="string">
            <text:p text:style-name="P107"><text:span text:style-name="Descr"><text:span text:style-name="T229">0 chase, 1 jump, 2 hover L/R, 3 hover U/D, </text:span></text:span><text:span text:style-name="Descr"><text:span text:style-name="T237">&gt;4 idle in air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8"/></text:span></text:p>
          </table:table-cell>
          <table:table-cell table:style-name="Таблица6.B6" office:value-type="string">
            <text:p text:style-name="P114"><text:span text:style-name="Descr"><text:span text:style-name="T215">Che</text:span></text:span><text:span text:style-name="Descr"><text:span text:style-name="T221">e</text:span></text:span><text:span text:style-name="Descr"><text:span text:style-name="T215">p-che</text:span></text:span><text:span text:style-name="Descr"><text:span text:style-name="T221">e</text:span></text:span><text:span text:style-name="Descr"><text:span text:style-name="T215">p </text:span></text:span><text:span text:style-name="Descr"><text:span text:style-name="T217">algorithm</text:span></text:span><text:span text:style-name="Descr"><text:span text:style-name="T215">: </text:span></text:span><text:span text:style-name="Descr"><text:span text:style-name="T222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8"/></text:span></text:p>
          </table:table-cell>
          <table:table-cell table:style-name="Таблица6.B6" office:value-type="string">
            <text:p text:style-name="P107"><text:span text:style-name="Descr"><text:span text:style-name="T229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228"/></text:span></text:p>
          </table:table-cell>
          <table:table-cell table:style-name="Таблица6.B6" office:value-type="string">
            <text:p text:style-name="P108"><text:span text:style-name="Descr"><text:span text:style-name="T216">Firebar position (</text:span></text:span><text:span text:style-name="Descr"><text:span text:style-name="T187">NPC 260</text:span></text:span><text:span text:style-name="Descr"><text:span text:style-name="T216">) </text:span></text:span><text:span text:style-name="Descr"><text:span text:style-name="T188">0-32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8"><text:span text:style-name="Descr"><text:span text:style-name="T58">Warp to section:</text:span></text:span><text:span text:style-name="Descr"> -</text:span><text:span text:style-name="Descr"><text:span text:style-name="T306">1-20 (Section number -1) </text:span></text:span><text:span text:style-name="Descr"><text:span text:style-name="T65">(NPC-288, 289)</text:span></text:span></text:p>
          </table:table-cell>
        </table:table-row>
        <table:table-row>
          <table:table-cell table:style-name="Таблица6.A6" office:value-type="string">
            <text:p text:style-name="P118"><text:span text:style-name="Descr_5f_special">12</text:span></text:p>
          </table:table-cell>
          <table:table-cell table:style-name="Таблица6.B6" office:value-type="string">
            <text:p text:style-name="P118"><text:span text:style-name="Descr_5f_dtype">(int)</text:span><text:span text:style-name="Descr"> </text:span><text:span text:style-name="Descr"><text:span text:style-name="T289">Second special option:</text:span></text:span><text:span text:style-name="Descr"> </text:span><text:span text:style-name="Descr"><text:span text:style-name="T65">(Only for NPC-91 with </text:span></text:span><text:span text:style-name="Descr"><text:span text:style-name="T64">s</text:span></text:span><text:span text:style-name="Descr"><text:span text:style-name="T67">p</text:span></text:span><text:span text:style-name="Descr"><text:span text:style-name="T68">e</text:span></text:span><text:span text:style-name="Descr"><text:span text:style-name="T67">c</text:span></text:span><text:span text:style-name="Descr"><text:span text:style-name="T69">ial=</text:span></text:span><text:span text:style-name="Descr"><text:span text:style-name="T65">288)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9"><text:span text:style-name="Descr"><text:span text:style-name="T58">Section </text:span></text:span><text:span text:style-name="Descr"><text:span text:style-name="T66">number</text:span></text:span><text:span text:style-name="Descr"><text:span text:style-name="T58"> for included magic potion:</text:span></text:span><text:span text:style-name="Descr"> -</text:span><text:span text:style-name="Descr"><text:span text:style-name="T307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28"> Generator </text:span></text:span><text:span text:style-name="Descr"><text:span text:style-name="T230">enabl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6" office:value-type="string">
            <text:p text:style-name="P144">3</text:p>
          </table:table-cell>
          <table:table-cell table:style-name="Таблица6.B6" office:value-type="string">
            <text:p text:style-name="P111"><text:span text:style-name="Descr_5f_dtype"><text:span text:style-name="T289">(</text:span></text:span><text:span text:style-name="Descr_5f_dtype"><text:span text:style-name="T25">int</text:span></text:span><text:span text:style-name="Descr_5f_dtype"><text:span text:style-name="T289">)</text:span></text:span><text:span text:style-name="Descr"><text:span text:style-name="T238"> Special:</text:span></text:span><text:span text:style-name="Descr"><text:span text:style-name="T228"> </text:span></text:span><text:span text:style-name="Descr"><text:span text:style-name="T231">Generator direction</text:span></text:span><text:span text:style-name="Descr"><text:span text:style-name="T197">: </text:span></text:span><text:span text:style-name="Descr"><text:span text:style-name="T189">[</text:span></text:span><text:span text:style-name="Descr"><text:span text:style-name="T190">1</text:span></text:span><text:span text:style-name="Descr"><text:span text:style-name="T189">]</text:span></text:span><text:span text:style-name="Descr"><text:span text:style-name="T190"> </text:span></text:span><text:span text:style-name="Descr"><text:span text:style-name="T191">up, </text:span></text:span><text:span text:style-name="Descr"><text:span text:style-name="T189">[2]</text:span></text:span><text:span text:style-name="Descr"><text:span text:style-name="T191"> left,<text:line-break/></text:span></text:span><text:span text:style-name="Descr"><text:span text:style-name="T189">[</text:span></text:span><text:span text:style-name="Descr"><text:span text:style-name="T192">3</text:span></text:span><text:span text:style-name="Descr"><text:span text:style-name="T228">] down, </text:span></text:span><text:span text:style-name="Descr"><text:span text:style-name="T236">[4] </text:span></text:span><text:span text:style-name="Descr"><text:span text:style-name="T228">right</text:span></text:span><text:span text:style-name="Descr"><text:span text:style-name="T249"> <text:s text:c="2"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6" office:value-type="string">
            <text:p text:style-name="P145">2</text:p>
          </table:table-cell>
          <table:table-cell table:style-name="Таблица6.B6" office:value-type="string">
            <text:p text:style-name="P112"><text:span text:style-name="Descr_5f_dtype"><text:span text:style-name="T289">(</text:span></text:span><text:span text:style-name="Descr_5f_dtype"><text:span text:style-name="T25">int</text:span></text:span><text:span text:style-name="Descr_5f_dtype"><text:span text:style-name="T289">)</text:span></text:span><text:span text:style-name="Descr"><text:span text:style-name="T238"> Special:</text:span></text:span><text:span text:style-name="Descr"><text:span text:style-name="T228"> </text:span></text:span><text:span text:style-name="Descr"><text:span text:style-name="T232">Generator type [1] Warp, [2] Projective<text:tab/> <text:s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8">155</text:span></text:span></text:p>
          </table:table-cell>
          <table:table-cell table:style-name="Таблица6.B6" office:value-type="string">
            <text:p text:style-name="P112"><text:span text:style-name="Descr_5f_dtype"><text:span text:style-name="T289">(</text:span></text:span><text:span text:style-name="Descr_5f_dtype"><text:span text:style-name="T290">unsigned </text:span></text:span><text:span text:style-name="Descr_5f_dtype"><text:span text:style-name="T25">int</text:span></text:span><text:span text:style-name="Descr_5f_dtype"><text:span text:style-name="T289">)</text:span></text:span><text:span text:style-name="Descr"><text:span text:style-name="T238"> Special:</text:span></text:span><text:span text:style-name="Descr"><text:span text:style-name="T228"> </text:span></text:span><text:span text:style-name="Descr"><text:span text:style-name="T233">Generator period ( sec*10 ) [1-600]<text:tab/> <text:s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Message by this NPC talkativ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80"> </text:span></text:span><text:span text:style-name="Descr"><text:span text:style-name="T150">Friendly</text:span></text:span><text:span text:style-name="Descr"><text:span text:style-name="T80"> NPC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80"> Don't move NPC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bool</text:span></text:span><text:span text:style-name="Descr_5f_dtype">)</text:span><text:span text:style-name="Descr"><text:span text:style-name="T80"> LegacyBoss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Layer name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Activate event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Death event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Talk event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No more object in layer event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93">string</text:span></text:span><text:span text:style-name="Descr_5f_dtype">)</text:span><text:span text:style-name="Descr"><text:span text:style-name="T80"> Layer name to attach<text:tab/></text:span></text:span><text:span text:style-name="Descr_5f_FileFormatLimit"><text:span text:style-name="T249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9"><text:span text:style-name="Descr_5f_loop"><text:span text:style-name="T80">(Loop end)</text:span></text:span></text:p>
          </table:table-cell>
          <table:covered-table-cell/>
        </table:table-row>
      </table:table>
      <text:p text:style-name="P89"><text:span text:style-name="Descr_5f_loop"><text:span text:style-name="T80"/></text:span></text:p>
      <text:p text:style-name="P89"><text:span text:style-name="Descr_5f_ttl"><text:span text:style-name="T94"/></text:span></text:p>
      <text:p text:style-name="P149"><text:span text:style-name="Descr_5f_ttl"><text:span text:style-name="T94">Marker between NPC</text:span></text:span><text:span text:style-name="Descr_5f_ttl"><text:span text:style-name="T80"> </text:span></text:span><text:span text:style-name="Descr_5f_ttl"><text:span text:style-name="T94">and Doors</text:span></text:span><text:span text:style-name="Descr_5f_ttl"><text:span text:style-name="T80">:</text:span></text:span></text:p>
      <text:p text:style-name="P4">"next"</text:p>
      <text:p text:style-name="P100"><text:span text:style-name="Descr_5f_ttl"><text:span text:style-name="T97">Doors </text:span></text:span><text:span text:style-name="Descr_5f_ttl"><text:span text:style-name="T80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8"><text:span text:style-name="Descr_5f_loop"><text:span text:style-name="T80">(Loop = how </text:span></text:span><text:span text:style-name="Descr_5f_loop"><text:span text:style-name="T152">many </text:span></text:span><text:span text:style-name="Descr_5f_loop"><text:span text:style-name="T98">doors </text:span></text:span><text:span text:style-name="Descr_5f_loop"><text:span text:style-name="T153">are</text:span></text:span><text:span text:style-name="Descr_5f_loop"><text:span text:style-name="T98"> </text:span></text:span><text:span text:style-name="Descr_5f_loop"><text:span text:style-name="T80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94">unsigned int</text:span></text:span><text:span text:style-name="Descr_5f_dtype">)</text:span><text:span text:style-name="Descr"><text:span text:style-name="T80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94">unsigned int</text:span></text:span><text:span text:style-name="Descr_5f_dtype">)</text:span><text:span text:style-name="Descr"><text:span text:style-name="T80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94">unsigned int</text:span></text:span><text:span text:style-name="Descr_5f_dtype">)</text:span><text:span text:style-name="Descr"><text:span text:style-name="T80"> Door type: </text:span></text:span><text:span text:style-name="Descr"><text:span text:style-name="T99">[1] </text:span></text:span><text:span text:style-name="Descr"><text:span text:style-name="T80">pipe, </text:span></text:span><text:span text:style-name="Descr"><text:span text:style-name="T99">[2] </text:span></text:span><text:span text:style-name="Descr"><text:span text:style-name="T80">door, </text:span></text:span><text:span text:style-name="Descr"><text:span text:style-name="T99">[0] </text:span></text:span><text:span text:style-name="Descr"><text:span text:style-name="T80">instant</text:span></text:span></text:p>
          </table:table-cell>
        </table:table-row>
        <table:table-row>
          <table:table-cell table:style-name="Таблица7.A2" office:value-type="string">
            <text:p text:style-name="P130"><text:span text:style-name="T80">"</text:span><text:span text:style-name="T173">file.lvl</text:span><text:span text:style-name="T80">"</text:span>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94">string</text:span></text:span><text:span text:style-name="Descr_5f_dtype">)</text:span><text:span text:style-name="Descr"><text:span text:style-name="T80"> Warp to level<text:tab/><text:tab/>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294">unsigned int</text:span></text:span><text:span text:style-name="Descr_5f_dtype">)</text:span><text:span text:style-name="Descr"><text:span text:style-name="T80"> Normal Entrance / </text:span></text:span><text:span text:style-name="Descr"><text:span text:style-name="T130">To </text:span></text:span><text:span text:style-name="Descr"><text:span text:style-name="T80">Warp [0-</text:span></text:span><text:span text:style-name="Descr"><text:span text:style-name="T129">100</text:span></text:span><text:span text:style-name="Descr"><text:span text:style-name="T80">]<text:tab/>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95">bool</text:span></text:span><text:span text:style-name="Descr_5f_dtype">)</text:span><text:span text:style-name="Descr"><text:span text:style-name="T80"> Level Entrance (can not enter)<text:tab/><text:tab/>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95">bool</text:span></text:span><text:span text:style-name="Descr_5f_dtype">)</text:span><text:span text:style-name="Descr"><text:span text:style-name="T80"> Level Exit </text:span></text:span><text:span text:style-name="Descr"><text:span text:style-name="T100">(End of level)<text:tab/><text:tab/>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5">long</text:span></text:span><text:span text:style-name="Descr_5f_dtype">)</text:span><text:span text:style-name="Descr"><text:span text:style-name="T80"> Wrap to X </text:span></text:span><text:span text:style-name="Descr"><text:span text:style-name="T132">on world map </text:span></text:span><text:span text:style-name="Descr"><text:span text:style-name="T80">(-1 is empty)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5">long</text:span></text:span><text:span text:style-name="Descr_5f_dtype">)</text:span><text:span text:style-name="Descr"><text:span text:style-name="T80"> Wrap to Y </text:span></text:span><text:span text:style-name="Descr"><text:span text:style-name="T132">on world map </text:span></text:span><text:span text:style-name="Descr"><text:span text:style-name="T80">(-1 is empty)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6">unsigned </text:span></text:span><text:span text:style-name="Descr_5f_dtype"><text:span text:style-name="T27">int</text:span></text:span><text:span text:style-name="Descr_5f_dtype">)</text:span><text:span text:style-name="Descr"><text:span text:style-name="T80"> Need a stars </text:span></text:span><text:span text:style-name="Descr"><text:span text:style-name="T101">for enter<text:tab/><text:tab/><text:tab/></text:span></text:span><text:span text:style-name="Descr_5f_FileFormatLimit"><text:span text:style-name="T249">(&gt;=</text:span></text:span><text:span text:style-name="Descr_5f_FileFormatLimit"><text:span text:style-name="T261">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94">string</text:span></text:span><text:span text:style-name="Descr_5f_dtype">)</text:span><text:span text:style-name="Descr"><text:span text:style-name="T80"> Layer </text:span></text:span><text:span text:style-name="Descr"><text:span text:style-name="T102">name<text:tab/><text:tab/><text:tab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95">bool</text:span></text:span><text:span text:style-name="Descr_5f_dtype">)</text:span><text:span text:style-name="Descr"><text:span text:style-name="T269"> &lt;</text:span></text:span><text:span text:style-name="Descr"><text:span text:style-name="T270">unused&gt;, always FALSE<text:tab/><text:tab/></text:span></text:span><text:span text:style-name="Descr_5f_FileFormatLimit">(&gt;=</text:span><text:span text:style-name="Descr_5f_FileFormatLimit"><text:span text:style-name="T284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95">bool</text:span></text:span><text:span text:style-name="Descr_5f_dtype">)</text:span><text:span text:style-name="Descr"><text:span text:style-name="T80"> No Yoshi<text:tab/></text:span></text:span><text:span text:style-name="Descr_5f_FileFormatLimit"><text:span text:style-name="T249">(&gt;=</text:span></text:span><text:span text:style-name="Descr_5f_FileFormatLimit"><text:span text:style-name="T253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95">bool</text:span></text:span><text:span text:style-name="Descr_5f_dtype">)</text:span><text:span text:style-name="Descr"><text:span text:style-name="T80"> Allow NPC<text:tab/></text:span></text:span><text:span text:style-name="Descr_5f_FileFormatLimit"><text:span text:style-name="T249">(&gt;=</text:span></text:span><text:span text:style-name="Descr_5f_FileFormatLimit"><text:span text:style-name="T253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295">bool</text:span></text:span><text:span text:style-name="Descr_5f_dtype">)</text:span><text:span text:style-name="Descr"><text:span text:style-name="T80"> Locked<text:tab/></text:span></text:span><text:span text:style-name="Descr_5f_FileFormatLimit"><text:span text:style-name="T249">(&gt;=</text:span></text:span><text:span text:style-name="Descr_5f_FileFormatLimit"><text:span text:style-name="T253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0"><text:span text:style-name="Descr_5f_loop"><text:span text:style-name="T80">(Loop end)</text:span></text:span></text:p>
          </table:table-cell>
          <table:covered-table-cell/>
        </table:table-row>
      </table:table>
      <text:p text:style-name="P9"/>
      <text:p text:style-name="P91"><text:span text:style-name="Descr_5f_ttl"><text:span text:style-name="T94">Marker between Doors and water/quicksand</text:span></text:span><text:span text:style-name="Descr_5f_ttl"><text:span text:style-name="T80">:</text:span></text:span></text:p>
      <text:p text:style-name="P146"><text:span text:style-name="T178">"next" <text:s text:c="2"/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</text:span></text:span></text:p>
      <text:p text:style-name="P5"/>
      <text:p text:style-name="P97"><text:span text:style-name="Descr_5f_ttl"><text:span text:style-name="T103">Water/Quicksand </text:span></text:span><text:span text:style-name="Descr_5f_ttl"><text:span text:style-name="T80">descriptions: <text:line-break/></text:span></text:span><text:span text:style-name="Descr_5f_FileFormatLimit"><text:span text:style-name="T249">(&gt;=</text:span></text:span><text:span text:style-name="Descr_5f_FileFormatLimit"><text:span text:style-name="T260">32</text:span></text:span><text:span text:style-name="Descr_5f_FileFormatLimit"><text:span text:style-name="T249">), </text:span></text:span><text:span text:style-name="Descr_5f_FileFormatLimit"><text:span text:style-name="T251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0"><text:span text:style-name="Descr_5f_loop"><text:span text:style-name="T80">(Loop = how </text:span></text:span><text:span text:style-name="Descr_5f_loop"><text:span text:style-name="T152">many </text:span></text:span><text:span text:style-name="Descr_5f_loop"><text:span text:style-name="T104">water ranges </text:span></text:span><text:span text:style-name="Descr_5f_loop"><text:span text:style-name="T153">are</text:span></text:span><text:span text:style-name="Descr_5f_loop"><text:span text:style-name="T104"> </text:span></text:span><text:span text:style-name="Descr_5f_loop"><text:span text:style-name="T80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288">long</text:span></text:span><text:span text:style-name="Descr_5f_dtype">)</text:span><text:span text:style-name="Descr"><text:span text:style-name="T80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47">unsigned </text:span></text:span><text:span text:style-name="Descr_5f_dtype"><text:span text:style-name="T288">long</text:span></text:span><text:span text:style-name="Descr_5f_dtype">)</text:span><text:span text:style-name="Descr"><text:span text:style-name="T80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296">unsigned long</text:span></text:span><text:span text:style-name="Descr_5f_dtype">)</text:span><text:span text:style-name="Descr"><text:span text:style-name="T80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72"> </text:span></text:span><text:span text:style-name="Descr"><text:span text:style-name="T271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96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96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4"><text:span text:style-name="Descr_5f_loop"><text:span text:style-name="T80">(Loop end)</text:span></text:span></text:p>
          </table:table-cell>
          <table:covered-table-cell/>
        </table:table-row>
      </table:table>
      <text:p text:style-name="P170"><text:span text:style-name="Descr_5f_ttl"><text:span text:style-name="T94"/></text:span></text:p>
      <text:p text:style-name="P170"><text:span text:style-name="Descr_5f_ttl"><text:span text:style-name="T94">Marker between water/quicksand and layers</text:span></text:span><text:span text:style-name="Descr_5f_ttl"><text:span text:style-name="T80">:</text:span></text:span></text:p>
      <text:p text:style-name="P7">"next" <text:s/><text:span text:style-name="Descr_5f_FileFormatLimit">(&gt;=</text:span><text:span text:style-name="Descr_5f_FileFormatLimit"><text:span text:style-name="T284">10</text:span></text:span><text:span text:style-name="Descr_5f_FileFormatLimit">)</text:span></text:p>
      <text:p text:style-name="P6"/>
      <text:p text:style-name="P98"><text:span text:style-name="Descr_5f_ttl"><text:span text:style-name="T105">Layers </text:span></text:span><text:span text:style-name="Descr_5f_ttl"><text:span text:style-name="T80">descriptions:<text:line-break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, </text:span></text:span><text:span text:style-name="Descr_5f_FileFormatLimit"><text:span text:style-name="T256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2"><text:span text:style-name="Descr_5f_loop"><text:span text:style-name="T80">(Loop = how </text:span></text:span><text:span text:style-name="Descr_5f_loop"><text:span text:style-name="T153">many </text:span></text:span><text:span text:style-name="Descr_5f_loop"><text:span text:style-name="T174">layers </text:span></text:span><text:span text:style-name="Descr_5f_loop"><text:span text:style-name="T184">are in</text:span></text:span><text:span text:style-name="Descr_5f_loop"><text:span text:style-name="T80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7"><text:span text:style-name="Descr_5f_dtype">(string)</text:span><text:span text:style-name="Descr"><text:span text:style-name="T147"> </text:span></text:span><text:span text:style-name="Descr"><text:span text:style-name="T80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7"><text:span text:style-name="Descr_5f_dtype">(</text:span><text:span text:style-name="Descr_5f_dtype"><text:span text:style-name="T297">bool</text:span></text:span><text:span text:style-name="Descr_5f_dtype">)</text:span><text:span text:style-name="Descr"><text:span text:style-name="T147"> </text:span></text:span><text:span text:style-name="Descr"><text:span text:style-name="T80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2"><text:span text:style-name="Descr_5f_loop"><text:span text:style-name="T80">(Loop end)</text:span></text:span></text:p>
          </table:table-cell>
          <table:covered-table-cell/>
        </table:table-row>
      </table:table>
      <text:p text:style-name="P92"><text:span text:style-name="Descr_5f_loop"><text:span text:style-name="T80"/></text:span></text:p>
      <text:p text:style-name="P93"><text:span text:style-name="Descr_5f_ttl"><text:span text:style-name="T94">Marker between layers and events</text:span></text:span><text:span text:style-name="Descr_5f_ttl"><text:span text:style-name="T80">:</text:span></text:span></text:p>
      <text:p text:style-name="P8">"next" <text:span text:style-name="Descr_5f_FileFormatLimit">(&gt;=</text:span><text:span text:style-name="Descr_5f_FileFormatLimit"><text:span text:style-name="T284">10</text:span></text:span><text:span text:style-name="Descr_5f_FileFormatLimit">)</text:span></text:p>
      <text:p text:style-name="P99"><text:soft-page-break/><text:span text:style-name="Descr_5f_ttl"><text:span text:style-name="T105">Events </text:span></text:span><text:span text:style-name="Descr_5f_ttl"><text:span text:style-name="T80">descriptions:<text:line-break/></text:span></text:span><text:span text:style-name="Descr_5f_FileFormatLimit"><text:span text:style-name="T249">(&gt;=</text:span></text:span><text:span text:style-name="Descr_5f_FileFormatLimit"><text:span text:style-name="T255">10</text:span></text:span><text:span text:style-name="Descr_5f_FileFormatLimit"><text:span text:style-name="T249">), </text:span></text:span><text:span text:style-name="Descr_5f_FileFormatLimit"><text:span text:style-name="T257">else skip </text:span></text:span><text:span text:style-name="Descr_5f_FileFormatLimit"><text:span text:style-name="T196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1"><text:span text:style-name="Descr_5f_loop"><text:span text:style-name="T154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7"> </text:span></text:span><text:span text:style-name="Descr"><text:span text:style-name="T80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7"> </text:span></text:span><text:span text:style-name="Descr"><text:span text:style-name="T80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9"><text:span text:style-name="Descr_5f_dtype">(</text:span><text:span text:style-name="Descr_5f_dtype"><text:span text:style-name="T298">unsigned int</text:span></text:span><text:span text:style-name="Descr_5f_dtype">)</text:span><text:span text:style-name="Descr"><text:span text:style-name="T147"> </text:span></text:span><text:span text:style-name="Descr"><text:span text:style-name="T80">Play sound number (0 is don't play sound)<text:tab/></text:span></text:span><text:span text:style-name="Descr_5f_FileFormatLimit"><text:span text:style-name="T249">(&gt;=</text:span></text:span><text:span text:style-name="Descr_5f_FileFormatLimit"><text:span text:style-name="T254">1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9"><text:span text:style-name="Descr_5f_dtype">(</text:span><text:span text:style-name="Descr_5f_dtype"><text:span text:style-name="T298">unsigned int</text:span></text:span><text:span text:style-name="Descr_5f_dtype">)</text:span><text:span text:style-name="Descr"><text:span text:style-name="T147"> </text:span></text:span><text:span text:style-name="Descr"><text:span text:style-name="T80">End game type (0 – none, or 1 – Bo</text:span></text:span><text:span text:style-name="Descr"><text:span text:style-name="T106">w</text:span></text:span><text:span text:style-name="Descr"><text:span text:style-name="T80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7259452928762220664" text:style-name="L5">
              <text:list-item>
                <text:p text:style-name="P199"><text:span text:style-name="Descr"><text:span text:style-name="Descr_5f_loop"><text:span text:style-name="T80">(loop 20 times </text:span></text:span></text:span><text:span text:style-name="Descr_5f_loop"><text:span text:style-name="T107">= Show/hide/toggle layers lists</text:span></text:span><text:span text:style-name="Descr"><text:span text:style-name="Descr_5f_loop"><text:span text:style-name="T80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40"><text:span text:style-name="Descr_5f_dtype">(string)</text:span><text:span text:style-name="Descr"><text:span text:style-name="T147"> </text:span></text:span><text:span text:style-name="Descr"><text:span text:style-name="T80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40"><text:span text:style-name="Descr_5f_dtype">(string)</text:span><text:span text:style-name="Descr"><text:span text:style-name="T147"> </text:span></text:span><text:span text:style-name="Descr"><text:span text:style-name="T80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40"><text:span text:style-name="Descr_5f_dtype">(string)</text:span><text:span text:style-name="Descr"><text:span text:style-name="T147"> </text:span></text:span><text:span text:style-name="Descr"><text:span text:style-name="T80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9173033671200672103" text:style-name="L6">
              <text:list-item>
                <text:p text:style-name="P200"><text:span text:style-name="Descr_5f_loop"><text:span text:style-name="T80">(loop </text:span></text:span><text:span text:style-name="Descr_5f_loop"><text:span text:style-name="T108">20 times </text:span></text:span><text:span text:style-name="Descr_5f_loop"><text:span text:style-name="T80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5"><text:span text:style-name="Descr"><text:span text:style-name="T199">Warning:</text:span></text:span><text:span text:style-name="Descr"><text:span text:style-name="T109"> </text:span></text:span><text:span text:style-name="Descr"><text:span text:style-name="T80">In SMBX exist bug: if you add 2</text:span></text:span><text:span text:style-name="Descr"><text:span text:style-name="T110">1'st</text:span></text:span><text:span text:style-name="Descr"><text:span text:style-name="T80"> layer in </text:span></text:span><text:span text:style-name="Descr"><text:span text:style-name="T111">any</text:span></text:span><text:span text:style-name="Descr"><text:span text:style-name="T80"> list,<text:line-break/></text:span></text:span><text:span text:style-name="Descr"><text:span text:style-name="T112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7"> </text:span></text:span><text:span text:style-name="Descr"><text:span text:style-name="T8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7"> </text:span></text:span><text:span text:style-name="Descr"><text:span text:style-name="T8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4">""</text:p>
          </table:table-cell>
          <table:table-cell table:style-name="Таблица10.B2" office:value-type="string">
            <text:p text:style-name="P175"><text:span text:style-name="Descr_5f_dtype">(string)</text:span><text:span text:style-name="Descr"><text:span text:style-name="T147"> </text:span></text:span><text:span text:style-name="Descr"><text:span text:style-name="T80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6960759360401832630" text:style-name="L7">
              <text:list-item>
                <text:p text:style-name="P202"><text:span text:style-name="Descr"><text:span text:style-name="Descr_5f_loop"><text:span text:style-name="T80">(loop 21 times </text:span></text:span></text:span><text:span text:style-name="Descr"><text:span text:style-name="Descr_5f_loop"><text:span text:style-name="T113">start </text:span></text:span></text:span><text:span text:style-name="Descr"><text:span text:style-name="Descr_5f_loop"><text:span text:style-name="T122">(for </text:span></text:span></text:span><text:span text:style-name="Descr"><text:span text:style-name="Descr_5f_loop"><text:span text:style-name="T136">each</text:span></text:span></text:span><text:span text:style-name="Descr"><text:span text:style-name="Descr_5f_loop"><text:span text:style-name="T122"> 21 sections</text:span></text:span></text:span><text:span text:style-name="Descr"><text:span text:style-name="Descr_5f_loop"><text:span text:style-name="T80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2"><text:span text:style-name="Descr_5f_dtype">(int)</text:span><text:span text:style-name="Descr"><text:span text:style-name="T148"> </text:span></text:span><text:span text:style-name="Descr"><text:span text:style-name="T119">Set Music ([-1] don't change; [-2] default; or </text:span></text:span><text:span text:style-name="Descr"><text:span text:style-name="T120">number </text:span></text:span><text:span text:style-name="Descr"><text:span text:style-name="T119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2"><text:span text:style-name="Descr_5f_dtype">(int)</text:span><text:span text:style-name="Descr"><text:span text:style-name="T148"> </text:span></text:span><text:span text:style-name="Descr"><text:span text:style-name="T119">Set </text:span></text:span><text:span text:style-name="Descr"><text:span text:style-name="T120">Background</text:span></text:span><text:span text:style-name="Descr"><text:span text:style-name="T119"> ([-1] don't change; [-2] default; or </text:span></text:span><text:span text:style-name="Descr"><text:span text:style-name="T120"># </text:span></text:span><text:span text:style-name="Descr"><text:span text:style-name="T119">of </text:span></text:span><text:span text:style-name="Descr"><text:span text:style-name="T120">back</text:span></text:span><text:span text:style-name="Descr"><text:span text:style-name="T119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2"><text:span text:style-name="Descr_5f_dtype">(long)</text:span><text:span text:style-name="Descr"><text:span text:style-name="T148"> </text:span></text:span><text:span text:style-name="Descr"><text:span text:style-name="T121">Set Position </text:span></text:span><text:span text:style-name="Descr"><text:span text:style-name="T119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8"><text:span text:style-name="Descr"><text:span text:style-name="T119"/></text:span></text:p>
          </table:table-cell>
          <table:table-cell table:style-name="Таблица10.A6" office:value-type="string">
            <text:p text:style-name="P138"><text:span text:style-name="Descr"><text:span text:style-name="T122">or </text:span></text:span><text:span text:style-name="Descr"><text:span text:style-name="T210">LEFT </text:span></text:span><text:span text:style-name="Descr"><text:span text:style-name="T122">x coordinates for section=</text:span></text:span><text:span text:style-name="Descr"><text:span text:style-name="Descr_5f_var">current_loop</text:span></text:span><text:span text:style-name="Descr"><text:span text:style-name="T121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2"><text:span text:style-name="Descr_5f_dtype"><text:span text:style-name="T76">(long)</text:span></text:span><text:span text:style-name="Descr"><text:span text:style-name="T246"> </text:span></text:span><text:span text:style-name="Descr"><text:span text:style-name="T198">TOP</text:span></text:span><text:span text:style-name="Descr"><text:span text:style-name="T122"> </text:span></text:span><text:span text:style-name="Descr"><text:span text:style-name="T123">y</text:span></text:span><text:span text:style-name="Descr"><text:span text:style-name="T12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2"><text:span text:style-name="Descr_5f_dtype"><text:span text:style-name="T76">(long)</text:span></text:span><text:span text:style-name="Descr"><text:span text:style-name="T246"> </text:span></text:span><text:span text:style-name="Descr"><text:span text:style-name="T211">BOTTOM</text:span></text:span><text:span text:style-name="Descr"><text:span text:style-name="T122"> </text:span></text:span><text:span text:style-name="Descr"><text:span text:style-name="T123">y</text:span></text:span><text:span text:style-name="Descr"><text:span text:style-name="T12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2"><text:span text:style-name="Descr_5f_dtype"><text:span text:style-name="T76">(long)</text:span></text:span><text:span text:style-name="Descr"><text:span text:style-name="T246"> </text:span></text:span><text:span text:style-name="Descr"><text:span text:style-name="T186">RIGHT</text:span></text:span><text:span text:style-name="Descr"><text:span text:style-name="T122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221142201460438283" text:style-name="L8">
              <text:list-item>
                <text:p text:style-name="P201"><text:span text:style-name="Descr_5f_loop"><text:span text:style-name="T80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8"><text:span text:style-name="Descr_5f_dtype">(string)</text:span><text:span text:style-name="Descr"><text:span text:style-name="T147"> </text:span></text:span><text:span text:style-name="Descr"><text:span text:style-name="T80">Trigger event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299">unsigned int</text:span></text:span><text:span text:style-name="Descr_5f_dtype">)</text:span><text:span text:style-name="Descr"><text:span text:style-name="T147"> </text:span></text:span><text:span text:style-name="Descr"><text:span text:style-name="T80">trigger </text:span></text:span><text:span text:style-name="Descr"><text:span text:style-name="T157">delay in d</text:span></text:span><text:span text:style-name="Descr"><text:span text:style-name="T185">eciseconds</text:span></text:span><text:span text:style-name="Descr"><text:span text:style-name="T114">. </text:span></text:span><text:span text:style-name="Descr"><text:span text:style-name="T157">I</text:span></text:span><text:span text:style-name="Descr"><text:span text:style-name="T148">. e. </text:span></text:span><text:span text:style-name="Descr"><text:span text:style-name="T114">153,2 sec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116">No Smoke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6">ALT-JUMP</text:span></text:span><text:span text:style-name="Descr"><text:span text:style-name="T80"> player control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5">ALT-RUN</text:span></text:span><text:span text:style-name="Descr"><text:span text:style-name="T80"> player control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1">DOWN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7">DROP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4">JUMP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0">LEFT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2">RIGHT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3">RUN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208">S</text:span></text:span><text:span text:style-name="Descr"><text:span text:style-name="T209">TART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80">Hold </text:span></text:span><text:span text:style-name="Descr"><text:span text:style-name="T198">UP</text:span></text:span><text:span text:style-name="Descr"><text:span text:style-name="T80"> player control<text:tab/><text:tab/><text:tab/><text:tab/></text:span></text:span><text:span text:style-name="Descr_5f_FileFormatLimit"><text:span text:style-name="T249">(&gt;=</text:span></text:span><text:span text:style-name="Descr_5f_FileFormatLimit"><text:span text:style-name="T258">28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bool</text:span></text:span><text:span text:style-name="Descr_5f_dtype">)</text:span><text:span text:style-name="Descr"><text:span text:style-name="T147"> </text:span></text:span><text:span text:style-name="Descr"><text:span text:style-name="T117">Auto </text:span></text:span><text:span text:style-name="Descr"><text:span text:style-name="T118">s</text:span></text:span><text:span text:style-name="Descr"><text:span text:style-name="T117">tart<text:tab/><text:tab/><text:tab/><text:tab/></text:span></text:span><text:span text:style-name="Descr_5f_FileFormatLimit"><text:span text:style-name="T249">(&gt;=</text:span></text:span><text:span text:style-name="Descr_5f_FileFormatLimit"><text:span text:style-name="T259">3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137"><text:span text:style-name="T80">"</text:span><text:span text:style-name="T177">MoveMe</text:span><text:span text:style-name="T80">"</text:span></text:p>
          </table:table-cell>
          <table:table-cell table:style-name="Таблица10.B2" office:value-type="string">
            <text:p text:style-name="P142"><text:span text:style-name="Descr_5f_dtype">(string)</text:span><text:span text:style-name="Descr"><text:span text:style-name="T147"> </text:span></text:span><text:span text:style-name="Descr"><text:span text:style-name="T80">Layer name for movement<text:tab/><text:tab/><text:tab/><text:tab/></text:span></text:span><text:span text:style-name="Descr_5f_FileFormatLimit"><text:span text:style-name="T249">(&gt;=</text:span></text:span><text:span text:style-name="Descr_5f_FileFormatLimit"><text:span text:style-name="T259">3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8">float</text:span></text:span><text:span text:style-name="Descr_5f_dtype">)</text:span><text:span text:style-name="Descr"><text:span text:style-name="T147"> </text:span></text:span><text:span text:style-name="Descr"><text:span text:style-name="T80">Layer moving speed – hori</text:span></text:span><text:span text:style-name="Descr"><text:span text:style-name="T115">z</text:span></text:span><text:span text:style-name="Descr"><text:span text:style-name="T80">ontal </text:span></text:span><text:span text:style-name="Descr"><text:span text:style-name="T133">(-Left/+Right)<text:tab/></text:span></text:span><text:span text:style-name="Descr_5f_FileFormatLimit"><text:span text:style-name="T249">(&gt;=</text:span></text:span><text:span text:style-name="Descr_5f_FileFormatLimit"><text:span text:style-name="T259">3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8">float</text:span></text:span><text:span text:style-name="Descr_5f_dtype">)</text:span><text:span text:style-name="Descr"><text:span text:style-name="T147"> </text:span></text:span><text:span text:style-name="Descr"><text:span text:style-name="T80">Layer moving speed – vertical </text:span></text:span><text:span text:style-name="Descr"><text:span text:style-name="T133">(</text:span></text:span><text:span text:style-name="Descr"><text:span text:style-name="T134">+Up/-Down</text:span></text:span><text:span text:style-name="Descr"><text:span text:style-name="T133">)<text:tab/></text:span></text:span><text:span text:style-name="Descr_5f_FileFormatLimit"><text:span text:style-name="T249">(&gt;=</text:span></text:span><text:span text:style-name="Descr_5f_FileFormatLimit"><text:span text:style-name="T259">3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8">float</text:span></text:span><text:span text:style-name="Descr_5f_dtype">)</text:span><text:span text:style-name="Descr"><text:span text:style-name="T147"> </text:span></text:span><text:span text:style-name="Descr"><text:span text:style-name="T80">Move screen </text:span></text:span><text:span text:style-name="Descr"><text:span text:style-name="T115">horizontal</text:span></text:span><text:span text:style-name="Descr"><text:span text:style-name="T80"> speed </text:span></text:span><text:span text:style-name="Descr"><text:span text:style-name="T133">(-Left/+Right)<text:tab/></text:span></text:span><text:span text:style-name="Descr_5f_FileFormatLimit"><text:span text:style-name="T249">(&gt;=</text:span></text:span><text:span text:style-name="Descr_5f_FileFormatLimit"><text:span text:style-name="T252">49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8">float</text:span></text:span><text:span text:style-name="Descr_5f_dtype">)</text:span><text:span text:style-name="Descr"><text:span text:style-name="T147"> </text:span></text:span><text:span text:style-name="Descr"><text:span text:style-name="T80">Move screen vertical speed </text:span></text:span><text:span text:style-name="Descr"><text:span text:style-name="T133">(</text:span></text:span><text:span text:style-name="Descr"><text:span text:style-name="T134">+Up/-Down</text:span></text:span><text:span text:style-name="Descr"><text:span text:style-name="T133">)<text:tab/></text:span></text:span><text:span text:style-name="Descr_5f_FileFormatLimit"><text:span text:style-name="T249">(&gt;=</text:span></text:span><text:span text:style-name="Descr_5f_FileFormatLimit"><text:span text:style-name="T252">49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299">int</text:span></text:span><text:span text:style-name="Descr_5f_dtype">)</text:span><text:span text:style-name="Descr"><text:span text:style-name="T147"> </text:span></text:span><text:span text:style-name="Descr"><text:span text:style-name="T80">Scroll section x, (in file value is x-1)<text:tab/><text:tab/></text:span></text:span><text:span text:style-name="Descr_5f_FileFormatLimit"><text:span text:style-name="T249">(&gt;=</text:span></text:span><text:span text:style-name="Descr_5f_FileFormatLimit"><text:span text:style-name="T252">49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60"><text:span text:style-name="Descr_5f_loop"><text:span text:style-name="T80">(Loop end)</text:span></text:span></text:p>
          </table:table-cell>
          <table:covered-table-cell/>
        </table:table-row>
      </table:table>
      <text:p text:style-name="P12"/>
      <text:p text:style-name="P161">--End of file--</text:p>
      <text:p text:style-name="P28"/>
      <text:h text:style-name="P203" text:outline-level="1"><text:span text:style-name="Descr_5f_ttl2"><text:span text:style-name="T317">Attachment: Background Sorting Priority table</text:span></text:span></text:h>
      <text:p text:style-name="P17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8">Val<text:span text:style-name="T316">u</text:span>e</text:p>
          </table:table-cell>
          <table:table-cell table:style-name="Таблица11.A1" office:value-type="string">
            <text:p text:style-name="P178">BackGround ID <text:span text:style-name="T315">list</text:span></text:p>
          </table:table-cell>
          <table:table-cell table:style-name="Таблица11.C1" office:value-type="string">
            <text:p text:style-name="P178">Comment</text:p>
          </table:table-cell>
        </table:table-row>
        <table:table-row>
          <table:table-cell table:style-name="Таблица11.A2" office:value-type="string">
            <text:p text:style-name="P177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7">Backgrounds</text:p>
          </table:table-cell>
        </table:table-row>
        <table:table-row>
          <table:table-cell table:style-name="Таблица11.A3" office:value-type="string">
            <text:p text:style-name="P177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7">Backgrounds</text:p>
          </table:table-cell>
        </table:table-row>
        <table:table-row>
          <table:table-cell table:style-name="Таблица11.A4" office:value-type="string">
            <text:p text:style-name="P177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7">Castles</text:p>
          </table:table-cell>
        </table:table-row>
        <table:table-row>
          <table:table-cell table:style-name="Таблица11.A5" office:value-type="string">
            <text:p text:style-name="P177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7">Walls</text:p>
          </table:table-cell>
        </table:table-row>
        <table:table-row>
          <table:table-cell table:style-name="Таблица11.A6" office:value-type="string">
            <text:p text:style-name="P177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7"/>
          </table:table-cell>
        </table:table-row>
        <table:table-row>
          <table:table-cell table:style-name="Таблица11.A7" office:value-type="string">
            <text:p text:style-name="P177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7"/>
          </table:table-cell>
        </table:table-row>
        <table:table-row>
          <table:table-cell table:style-name="Таблица11.A8" office:value-type="string">
            <text:p text:style-name="P177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7"/>
          </table:table-cell>
        </table:table-row>
        <table:table-row>
          <table:table-cell table:style-name="Таблица11.A9" office:value-type="string">
            <text:p text:style-name="P177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7"/>
          </table:table-cell>
        </table:table-row>
        <table:table-row>
          <table:table-cell table:style-name="Таблица11.A10" office:value-type="string">
            <text:p text:style-name="P177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7"/>
          </table:table-cell>
        </table:table-row>
        <table:table-row>
          <table:table-cell table:style-name="Таблица11.A11" office:value-type="string">
            <text:p text:style-name="P177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7"/>
          </table:table-cell>
        </table:table-row>
        <table:table-row>
          <table:table-cell table:style-name="Таблица11.A12" office:value-type="string">
            <text:p text:style-name="P177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7">Bones</text:p>
          </table:table-cell>
        </table:table-row>
        <table:table-row>
          <table:table-cell table:style-name="Таблица11.A13" office:value-type="string">
            <text:p text:style-name="P177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7"/>
          </table:table-cell>
        </table:table-row>
        <table:table-row>
          <table:table-cell table:style-name="Таблица11.A14" office:value-type="string">
            <text:p text:style-name="P177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7"/>
          </table:table-cell>
        </table:table-row>
        <table:table-row>
          <table:table-cell table:style-name="Таблица11.A15" office:value-type="string">
            <text:p text:style-name="P177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7"/>
          </table:table-cell>
        </table:table-row>
        <table:table-row>
          <table:table-cell table:style-name="Таблица11.A16" office:value-type="string">
            <text:p text:style-name="P177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7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7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7"/>
          </table:table-cell>
        </table:table-row>
        <table:table-row>
          <table:table-cell table:style-name="Таблица11.A18" office:value-type="string">
            <text:p text:style-name="P177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7"/>
          </table:table-cell>
        </table:table-row>
        <table:table-row>
          <table:table-cell table:style-name="Таблица11.A19" office:value-type="string">
            <text:p text:style-name="P177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7"/>
          </table:table-cell>
        </table:table-row>
        <table:table-row>
          <table:table-cell table:style-name="Таблица11.A20" office:value-type="string">
            <text:p text:style-name="P177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7">Mushroom trunk</text:p>
          </table:table-cell>
        </table:table-row>
        <table:table-row>
          <table:table-cell table:style-name="Таблица11.A21" office:value-type="string">
            <text:p text:style-name="P177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7"/>
          </table:table-cell>
        </table:table-row>
        <table:table-row>
          <table:table-cell table:style-name="Таблица11.A22" office:value-type="string">
            <text:p text:style-name="P177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7"/>
          </table:table-cell>
        </table:table-row>
        <table:table-row>
          <table:table-cell table:style-name="Таблица11.A23" office:value-type="string">
            <text:p text:style-name="P177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7"/>
          </table:table-cell>
        </table:table-row>
        <table:table-row>
          <table:table-cell table:style-name="Таблица11.A24" office:value-type="string">
            <text:p text:style-name="P177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7"/>
          </table:table-cell>
        </table:table-row>
        <table:table-row>
          <table:table-cell table:style-name="Таблица11.A25" office:value-type="string">
            <text:p text:style-name="P177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7"/>
          </table:table-cell>
        </table:table-row>
        <table:table-row>
          <table:table-cell table:style-name="Таблица11.A26" office:value-type="string">
            <text:p text:style-name="P177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7"/>
          </table:table-cell>
        </table:table-row>
        <table:table-row>
          <table:table-cell table:style-name="Таблица11.A27" office:value-type="string">
            <text:p text:style-name="P177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7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7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7"/>
          </table:table-cell>
        </table:table-row>
        <table:table-row>
          <table:table-cell table:style-name="Таблица11.A29" office:value-type="string">
            <text:p text:style-name="P177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7">Big Hills</text:p>
          </table:table-cell>
        </table:table-row>
        <table:table-row>
          <table:table-cell table:style-name="Таблица11.A30" office:value-type="string">
            <text:p text:style-name="P177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7">Bush</text:p>
          </table:table-cell>
        </table:table-row>
        <table:table-row>
          <table:table-cell table:style-name="Таблица11.A31" office:value-type="string">
            <text:p text:style-name="P177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7">SMW Grass</text:p>
          </table:table-cell>
        </table:table-row>
        <table:table-row>
          <table:table-cell table:style-name="Таблица11.A32" office:value-type="string">
            <text:p text:style-name="P177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7">SMB1 Grass</text:p>
          </table:table-cell>
        </table:table-row>
        <table:table-row>
          <table:table-cell table:style-name="Таблица11.A33" office:value-type="string">
            <text:p text:style-name="P177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7">Colomn</text:p>
          </table:table-cell>
        </table:table-row>
        <table:table-row>
          <table:table-cell table:style-name="Таблица11.A34" office:value-type="string">
            <text:p text:style-name="P177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7">Check Point</text:p>
          </table:table-cell>
        </table:table-row>
        <table:table-row>
          <table:table-cell table:style-name="Таблица11.A35" office:value-type="string">
            <text:p text:style-name="P177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7"/>
          </table:table-cell>
        </table:table-row>
        <table:table-row>
          <table:table-cell table:style-name="Таблица11.A36" office:value-type="string">
            <text:p text:style-name="P177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7">Palm tree</text:p>
          </table:table-cell>
        </table:table-row>
        <table:table-row>
          <table:table-cell table:style-name="Таблица11.A37" office:value-type="string">
            <text:p text:style-name="P177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7">Fence</text:p>
          </table:table-cell>
        </table:table-row>
        <table:table-row>
          <table:table-cell table:style-name="Таблица11.A38" office:value-type="string">
            <text:p text:style-name="P177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7">Big bubble</text:p>
          </table:table-cell>
        </table:table-row>
        <table:table-row>
          <table:table-cell table:style-name="Таблица11.A39" office:value-type="string">
            <text:p text:style-name="P177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7"/>
          </table:table-cell>
        </table:table-row>
        <table:table-row>
          <table:table-cell table:style-name="Таблица11.A40" office:value-type="string">
            <text:p text:style-name="P177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7">Lamp rope</text:p>
          </table:table-cell>
        </table:table-row>
        <table:table-row>
          <table:table-cell table:style-name="Таблица11.A41" office:value-type="string">
            <text:p text:style-name="P177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7"/>
          </table:table-cell>
        </table:table-row>
        <table:table-row>
          <table:table-cell table:style-name="Таблица11.A42" office:value-type="string">
            <text:p text:style-name="P177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7"/>
          </table:table-cell>
        </table:table-row>
        <table:table-row>
          <table:table-cell table:style-name="Таблица11.A43" office:value-type="string">
            <text:p text:style-name="P177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7"/>
          </table:table-cell>
        </table:table-row>
        <text:soft-page-break/>
        <table:table-row>
          <table:table-cell table:style-name="Таблица11.A44" office:value-type="string">
            <text:p text:style-name="P177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7"/>
          </table:table-cell>
        </table:table-row>
        <table:table-row>
          <table:table-cell table:style-name="Таблица11.A45" office:value-type="string">
            <text:p text:style-name="P177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7"/>
          </table:table-cell>
        </table:table-row>
        <table:table-row>
          <table:table-cell table:style-name="Таблица11.A46" office:value-type="string">
            <text:p text:style-name="P177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7">Little bush</text:p>
          </table:table-cell>
        </table:table-row>
        <table:table-row>
          <table:table-cell table:style-name="Таблица11.A47" office:value-type="string">
            <text:p text:style-name="P177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7"/>
          </table:table-cell>
        </table:table-row>
        <table:table-row>
          <table:table-cell table:style-name="Таблица11.A48" office:value-type="string">
            <text:p text:style-name="P177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7">Doors</text:p>
          </table:table-cell>
        </table:table-row>
        <table:table-row>
          <table:table-cell table:style-name="Таблица11.A49" office:value-type="string">
            <text:p text:style-name="P177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7">Platform path</text:p>
          </table:table-cell>
        </table:table-row>
        <table:table-row>
          <table:table-cell table:style-name="Таблица11.A50" office:value-type="string">
            <text:p text:style-name="P177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7">Spider web</text:p>
          </table:table-cell>
        </table:table-row>
        <table:table-row>
          <table:table-cell table:style-name="Таблица11.A51" office:value-type="string">
            <text:p text:style-name="P177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7">Cloud</text:p>
          </table:table-cell>
        </table:table-row>
        <table:table-row>
          <table:table-cell table:style-name="Таблица11.A52" office:value-type="string">
            <text:p text:style-name="P177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7">Little fence 1</text:p>
          </table:table-cell>
        </table:table-row>
        <table:table-row>
          <table:table-cell table:style-name="Таблица11.A53" office:value-type="string">
            <text:p text:style-name="P177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7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7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7">Mother Brain Wires</text:p>
          </table:table-cell>
        </table:table-row>
        <table:table-row>
          <table:table-cell table:style-name="Таблица11.A55" office:value-type="string">
            <text:p text:style-name="P177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7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7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7">Exit gates</text:p>
          </table:table-cell>
        </table:table-row>
        <table:table-row>
          <table:table-cell table:style-name="Таблица11.A57" office:value-type="string">
            <text:p text:style-name="P177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7">Air-Screw</text:p>
          </table:table-cell>
        </table:table-row>
        <table:table-row>
          <table:table-cell table:style-name="Таблица11.A58" office:value-type="string">
            <text:p text:style-name="P177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7">Rope 1</text:p>
          </table:table-cell>
        </table:table-row>
        <table:table-row>
          <table:table-cell table:style-name="Таблица11.A59" office:value-type="string">
            <text:p text:style-name="P177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7">Quicksand foreground</text:p>
          </table:table-cell>
        </table:table-row>
        <table:table-row>
          <table:table-cell table:style-name="Таблица11.A60" office:value-type="string">
            <text:p text:style-name="P177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7">HandRail Ghost</text:p>
          </table:table-cell>
        </table:table-row>
        <table:table-row>
          <table:table-cell table:style-name="Таблица11.A61" office:value-type="string">
            <text:p text:style-name="P177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7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12-13T17:46:56.264000000</dc:date>
    <meta:editing-duration>P2DT12H58M52S</meta:editing-duration>
    <meta:editing-cycles>653</meta:editing-cycles>
    <meta:generator>LibreOffice/4.3.4.1$Windows_x86 LibreOffice_project/bc356b2f991740509f321d70e4512a6a54c5f243</meta:generator>
    <meta:document-statistic meta:table-count="11" meta:image-count="3" meta:object-count="1" meta:page-count="10" meta:paragraph-count="544" meta:word-count="2075" meta:character-count="11676" meta:non-whitespace-character-count="1005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